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Bitstream Vera Sans" svg:font-family="'Bitstream Vera Sans'" style:font-family-generic="system" style:font-pitch="variable"/>
  </office:font-face-decls>
  <office:automatic-styles>
    <style:style style:name="P1" style:family="paragraph" style:parent-style-name="Text_20_body">
      <style:text-properties style:font-name="Times New Roman" fo:font-size="12pt"/>
    </style:style>
    <style:style style:name="P2" style:family="paragraph" style:parent-style-name="Text_20_body" style:list-style-name="L1">
      <style:text-properties style:font-name="Times New Roman" fo:font-size="12pt"/>
    </style:style>
    <style:style style:name="P3" style:family="paragraph" style:parent-style-name="Text_20_body" style:list-style-name="L1">
      <style:text-properties style:font-name="Times New Roman1" fo:font-size="12pt" style:font-size-asian="12pt" style:font-size-complex="12pt"/>
    </style:style>
    <style:style style:name="P4" style:family="paragraph" style:parent-style-name="Text_20_body">
      <style:text-properties style:font-name="Times New Roman1" fo:font-size="12pt" style:font-size-asian="12pt" style:font-size-complex="12pt"/>
    </style:style>
    <style:style style:name="P5" style:family="paragraph" style:parent-style-name="Text_20_body">
      <style:paragraph-properties fo:margin-top="0cm" fo:margin-bottom="0cm" loext:contextual-spacing="false"/>
      <style:text-properties style:font-name="Times New Roman1" fo:font-size="12pt" style:font-size-asian="12pt" style:font-size-complex="12pt"/>
    </style:style>
    <style:style style:name="P6" style:family="paragraph" style:parent-style-name="Standard">
      <style:paragraph-properties fo:margin-top="0cm" fo:margin-bottom="0cm" loext:contextual-spacing="false"/>
      <style:text-properties style:font-name="Times New Roman1" fo:font-size="12pt" style:font-size-asian="12pt" style:font-size-complex="12pt"/>
    </style:style>
    <style:style style:name="P7" style:family="paragraph" style:parent-style-name="Text_20_body">
      <style:paragraph-properties fo:margin-left="1.058cm" fo:margin-right="0cm" fo:text-indent="0cm" style:auto-text-indent="false"/>
      <style:text-properties style:font-name="Times New Roman" fo:font-size="12pt"/>
    </style:style>
    <style:style style:name="P8" style:family="paragraph" style:parent-style-name="Text_20_body">
      <style:paragraph-properties fo:margin-left="3.752cm" fo:margin-right="0cm" fo:text-indent="0cm" style:auto-text-indent="false"/>
      <style:text-properties style:font-name="Times New Roman" fo:font-size="12pt"/>
    </style:style>
    <style:style style:name="P9" style:family="paragraph" style:parent-style-name="Text_20_body">
      <style:paragraph-properties fo:margin-left="2.501cm" fo:margin-right="0cm" fo:text-indent="0cm" style:auto-text-indent="false"/>
      <style:text-properties style:font-name="Times New Roman" fo:font-size="12pt"/>
    </style:style>
    <style:style style:name="P10" style:family="paragraph" style:parent-style-name="Text_20_body">
      <style:paragraph-properties fo:margin-left="5.002cm" fo:margin-right="0cm" fo:text-indent="0cm" style:auto-text-indent="false"/>
      <style:text-properties style:font-name="Times New Roman" fo:font-size="12pt"/>
    </style:style>
    <style:style style:name="P11" style:family="paragraph" style:parent-style-name="Text_20_body">
      <style:paragraph-properties fo:margin-left="1.411cm" fo:margin-right="0cm" fo:text-indent="0cm" style:auto-text-indent="false"/>
      <style:text-properties style:font-name="Times New Roman" fo:font-size="12pt"/>
    </style:style>
    <style:style style:name="P12" style:family="paragraph" style:parent-style-name="Text_20_body">
      <style:paragraph-properties fo:margin-left="-1.251cm" fo:margin-right="0cm" fo:text-indent="0cm" style:auto-text-indent="false"/>
      <style:text-properties style:font-name="Times New Roman" fo:font-size="12pt"/>
    </style:style>
    <style:style style:name="P13" style:family="paragraph" style:parent-style-name="Text_20_body">
      <style:text-properties style:font-name="Times New Roman" fo:font-size="12pt"/>
    </style:style>
    <style:style style:name="P14" style:family="paragraph" style:parent-style-name="Text_20_body">
      <style:text-properties style:font-name="Times New Roman" fo:font-size="12pt" fo:font-weight="bold"/>
    </style:style>
    <style:style style:name="P15" style:family="paragraph" style:parent-style-name="Text_20_body">
      <style:text-properties style:font-name="Times New Roman" fo:font-size="12pt" fo:font-weight="bold" officeooo:rsid="002ef56e" officeooo:paragraph-rsid="002ef56e" style:font-weight-asian="bold" style:font-weight-complex="bold"/>
    </style:style>
    <style:style style:name="P16" style:family="paragraph" style:parent-style-name="Text_20_body">
      <style:text-properties style:font-name="Times New Roman" fo:font-size="12pt" fo:font-weight="normal"/>
    </style:style>
    <style:style style:name="P17" style:family="paragraph" style:parent-style-name="Text_20_body">
      <style:text-properties style:font-name="Times New Roman" fo:font-size="12pt" officeooo:rsid="001fe71c" officeooo:paragraph-rsid="001fe71c"/>
    </style:style>
    <style:style style:name="P18" style:family="paragraph" style:parent-style-name="Text_20_body">
      <style:text-properties style:font-name="Times New Roman" fo:font-size="12pt" officeooo:rsid="002ef56e" officeooo:paragraph-rsid="002ef56e"/>
    </style:style>
    <style:style style:name="P19" style:family="paragraph" style:parent-style-name="Text_20_body">
      <style:text-properties fo:font-weight="bold"/>
    </style:style>
    <style:style style:name="P20" style:family="paragraph" style:parent-style-name="Text_20_body">
      <style:paragraph-properties fo:margin-top="0cm" fo:margin-bottom="0cm" loext:contextual-spacing="false"/>
      <style:text-properties style:font-name="Times New Roman1" fo:font-size="12pt" style:font-size-asian="12pt" style:font-size-complex="12pt"/>
    </style:style>
    <style:style style:name="P21" style:family="paragraph" style:parent-style-name="Text_20_body">
      <style:paragraph-properties fo:margin-left="3.752cm" fo:margin-right="0cm" fo:text-indent="-0.635cm" style:auto-text-indent="false"/>
      <style:text-properties fo:color="#000000" style:font-name="Times New Roman" fo:font-size="12pt" fo:language="de" fo:country="DE" fo:font-weight="normal" officeooo:rsid="001fca2f" officeooo:paragraph-rsid="001fca2f"/>
    </style:style>
    <style:style style:name="P22" style:family="paragraph" style:parent-style-name="Text_20_body">
      <style:text-properties style:font-name="Times New Roman1" fo:font-size="12pt" style:font-size-asian="12pt" style:font-size-complex="12pt"/>
    </style:style>
    <style:style style:name="P23" style:family="paragraph" style:parent-style-name="Text_20_body" style:list-style-name="L1">
      <style:text-properties style:font-name="Times New Roman1" fo:font-size="12pt" style:font-size-asian="12pt" style:font-size-complex="12pt"/>
    </style:style>
    <style:style style:name="P24" style:family="paragraph" style:parent-style-name="Text_20_body">
      <style:text-properties style:font-name="Times New Roman" fo:font-size="12pt"/>
    </style:style>
    <style:style style:name="P25" style:family="paragraph" style:parent-style-name="Text_20_body" style:list-style-name="L1">
      <style:text-properties style:font-name="Times New Roman" fo:font-size="12pt"/>
    </style:style>
    <style:style style:name="P26" style:family="paragraph" style:parent-style-name="Text_20_body" style:list-style-name="L3">
      <style:text-properties style:font-name="Times New Roman" fo:font-size="12pt"/>
    </style:style>
    <style:style style:name="P27" style:family="paragraph" style:parent-style-name="Text_20_body" style:list-style-name="L3">
      <style:text-properties style:font-name="Times New Roman" fo:font-size="12pt" officeooo:rsid="00264014" officeooo:paragraph-rsid="00264014"/>
    </style:style>
    <style:style style:name="P28" style:family="paragraph" style:parent-style-name="Text_20_body" style:list-style-name="L4">
      <style:text-properties style:font-name="Times New Roman" fo:font-size="12pt"/>
    </style:style>
    <style:style style:name="P29" style:family="paragraph" style:parent-style-name="Text_20_body" style:list-style-name="L5">
      <style:text-properties style:font-name="Times New Roman" fo:font-size="12pt"/>
    </style:style>
    <style:style style:name="P30" style:family="paragraph" style:parent-style-name="Text_20_body" style:list-style-name="L5">
      <style:text-properties style:font-name="Times New Roman" fo:font-size="12pt" officeooo:rsid="001fe71c" officeooo:paragraph-rsid="001fe71c"/>
    </style:style>
    <style:style style:name="P31" style:family="paragraph" style:parent-style-name="Text_20_body" style:list-style-name="L6">
      <style:text-properties style:font-name="Times New Roman" fo:font-size="12pt" officeooo:rsid="002ef56e" officeooo:paragraph-rsid="002ef56e"/>
    </style:style>
    <style:style style:name="P32" style:family="paragraph" style:parent-style-name="Text_20_body" style:list-style-name="L7">
      <style:text-properties style:font-name="Times New Roman" fo:font-size="12pt" officeooo:rsid="002ef56e" officeooo:paragraph-rsid="002ef56e"/>
    </style:style>
    <style:style style:name="P33" style:family="paragraph" style:parent-style-name="Text_20_body">
      <style:paragraph-properties fo:margin-top="0cm" fo:margin-bottom="0cm" loext:contextual-spacing="false"/>
      <style:text-properties style:font-name="Times New Roman1" fo:font-size="12pt" style:font-size-asian="12pt" style:font-size-complex="12pt"/>
    </style:style>
    <style:style style:name="P34" style:family="paragraph" style:parent-style-name="Text_20_body" style:list-style-name="L1">
      <style:paragraph-properties fo:margin-top="0cm" fo:margin-bottom="0cm" loext:contextual-spacing="false"/>
      <style:text-properties style:font-name="Times New Roman1" fo:font-size="12pt" style:font-size-asian="12pt" style:font-size-complex="12pt"/>
    </style:style>
    <style:style style:name="P35" style:family="paragraph" style:parent-style-name="Text_20_body">
      <style:paragraph-properties fo:margin-left="1.058cm" fo:margin-right="0cm" fo:text-indent="0cm" style:auto-text-indent="false"/>
      <style:text-properties style:font-name="Times New Roman" fo:font-size="12pt"/>
    </style:style>
    <style:style style:name="P36" style:family="paragraph" style:parent-style-name="Text_20_body" style:list-style-name="L4">
      <style:paragraph-properties fo:margin-left="1.058cm" fo:margin-right="0cm" fo:text-indent="0cm" style:auto-text-indent="false"/>
      <style:text-properties style:font-name="Times New Roman" fo:font-size="12pt"/>
    </style:style>
    <style:style style:name="P37" style:family="paragraph" style:parent-style-name="Text_20_body" style:list-style-name="L4">
      <style:paragraph-properties fo:margin-left="1.251cm" fo:margin-right="0cm" fo:text-indent="0cm" style:auto-text-indent="false"/>
      <style:text-properties style:font-name="Times New Roman" fo:font-size="12pt"/>
    </style:style>
    <style:style style:name="P38" style:family="paragraph" style:parent-style-name="Text_20_body" style:list-style-name="L4">
      <style:paragraph-properties fo:margin-left="1.251cm" fo:margin-right="0cm" fo:text-indent="0cm" style:auto-text-indent="false"/>
      <style:text-properties style:font-name="Times New Roman" fo:font-size="12pt" officeooo:rsid="0011b8a9" officeooo:paragraph-rsid="0011b8a9"/>
    </style:style>
    <style:style style:name="P39" style:family="paragraph" style:parent-style-name="Text_20_body" style:list-style-name="L4">
      <style:paragraph-properties fo:margin-left="1.251cm" fo:margin-right="0cm" fo:text-indent="0cm" style:auto-text-indent="false"/>
      <style:text-properties style:font-name="Times New Roman" fo:font-size="12pt" officeooo:rsid="001356d6" officeooo:paragraph-rsid="001356d6"/>
    </style:style>
    <style:style style:name="P40" style:family="paragraph" style:parent-style-name="Text_20_body" style:list-style-name="L4">
      <style:paragraph-properties fo:margin-left="1.251cm" fo:margin-right="0cm" fo:text-indent="0cm" style:auto-text-indent="false"/>
      <style:text-properties style:font-name="Times New Roman" fo:font-size="12pt" officeooo:rsid="00153cad" officeooo:paragraph-rsid="00153cad"/>
    </style:style>
    <style:style style:name="P41" style:family="paragraph" style:parent-style-name="Text_20_body" style:list-style-name="L4">
      <style:paragraph-properties fo:margin-left="1.251cm" fo:margin-right="0cm" fo:text-indent="0cm" style:auto-text-indent="false"/>
      <style:text-properties fo:color="#000000" style:font-name="Times New Roman" fo:font-size="12pt" fo:language="de" fo:country="DE" officeooo:rsid="001356d6" officeooo:paragraph-rsid="001356d6"/>
    </style:style>
    <style:style style:name="P42" style:family="paragraph" style:parent-style-name="Text_20_body" style:list-style-name="L4">
      <style:paragraph-properties fo:margin-left="1.251cm" fo:margin-right="0cm" fo:text-indent="0cm" style:auto-text-indent="false"/>
      <style:text-properties fo:color="#000000" style:font-name="Times New Roman" fo:font-size="12pt" fo:language="de" fo:country="DE" officeooo:rsid="00153cad" officeooo:paragraph-rsid="00153cad"/>
    </style:style>
    <style:style style:name="P43" style:family="paragraph" style:parent-style-name="Text_20_body">
      <style:paragraph-properties fo:margin-left="2.501cm" fo:margin-right="0cm" fo:text-indent="0cm" style:auto-text-indent="false"/>
      <style:text-properties style:font-name="Times New Roman" fo:font-size="12pt"/>
    </style:style>
    <style:style style:name="P44" style:family="paragraph" style:parent-style-name="Text_20_body" style:list-style-name="L4">
      <style:paragraph-properties fo:margin-left="2.501cm" fo:margin-right="0cm" fo:text-indent="0cm" style:auto-text-indent="false"/>
      <style:text-properties style:font-name="Times New Roman" fo:font-size="12pt"/>
    </style:style>
    <style:style style:name="P45" style:family="paragraph" style:parent-style-name="Text_20_body">
      <style:paragraph-properties fo:margin-left="3.752cm" fo:margin-right="0cm" fo:text-indent="0cm" style:auto-text-indent="false"/>
      <style:text-properties style:font-name="Times New Roman" fo:font-size="12pt"/>
    </style:style>
    <style:style style:name="P46" style:family="paragraph" style:parent-style-name="Text_20_body" style:list-style-name="L4">
      <style:paragraph-properties fo:margin-left="3.752cm" fo:margin-right="0cm" fo:text-indent="0cm" style:auto-text-indent="false"/>
      <style:text-properties style:font-name="Times New Roman" fo:font-size="12pt"/>
    </style:style>
    <style:style style:name="P47" style:family="paragraph" style:parent-style-name="Text_20_body" style:list-style-name="L4">
      <style:paragraph-properties fo:margin-left="3.528cm" fo:margin-right="0cm" fo:text-indent="0cm" style:auto-text-indent="false"/>
      <style:text-properties style:font-name="Times New Roman" fo:font-size="12pt"/>
    </style:style>
    <style:style style:name="P48" style:family="paragraph" style:parent-style-name="Text_20_body" style:list-style-name="L4">
      <style:paragraph-properties fo:margin-left="4.939cm" fo:margin-right="0cm" fo:text-indent="0cm" style:auto-text-indent="false"/>
      <style:text-properties style:font-name="Times New Roman" fo:font-size="12pt"/>
    </style:style>
    <style:style style:name="P49" style:family="paragraph" style:parent-style-name="Text_20_body" style:list-style-name="L4">
      <style:paragraph-properties fo:margin-left="3.175cm" fo:margin-right="0cm" fo:text-indent="0cm" style:auto-text-indent="false"/>
      <style:text-properties style:font-name="Times New Roman" fo:font-size="12pt"/>
    </style:style>
    <style:style style:name="P50" style:family="paragraph" style:parent-style-name="Text_20_body" style:list-style-name="L4">
      <style:paragraph-properties fo:margin-left="4.586cm" fo:margin-right="0cm" fo:text-indent="0cm" style:auto-text-indent="false"/>
      <style:text-properties style:font-name="Times New Roman" fo:font-size="12pt"/>
    </style:style>
    <style:style style:name="P51" style:family="paragraph" style:parent-style-name="Text_20_body" style:list-style-name="L4">
      <style:paragraph-properties fo:margin-left="2.117cm" fo:margin-right="0cm" fo:text-indent="0cm" style:auto-text-indent="false"/>
      <style:text-properties style:font-name="Times New Roman" fo:font-size="12pt"/>
    </style:style>
    <style:style style:name="P52" style:family="paragraph" style:parent-style-name="Text_20_body">
      <style:paragraph-properties fo:margin-left="5.002cm" fo:margin-right="0cm" fo:text-indent="0cm" style:auto-text-indent="false"/>
      <style:text-properties style:font-name="Times New Roman" fo:font-size="12pt"/>
    </style:style>
    <style:style style:name="P53" style:family="paragraph" style:parent-style-name="Text_20_body" style:list-style-name="L4">
      <style:paragraph-properties fo:margin-left="5.002cm" fo:margin-right="0cm" fo:text-indent="0cm" style:auto-text-indent="false"/>
      <style:text-properties style:font-name="Times New Roman" fo:font-size="12pt"/>
    </style:style>
    <style:style style:name="P54" style:family="paragraph" style:parent-style-name="Text_20_body">
      <style:paragraph-properties fo:margin-left="1.411cm" fo:margin-right="0cm" fo:text-indent="0cm" style:auto-text-indent="false"/>
      <style:text-properties style:font-name="Times New Roman" fo:font-size="12pt"/>
    </style:style>
    <style:style style:name="P55" style:family="paragraph" style:parent-style-name="Text_20_body" style:list-style-name="L4">
      <style:paragraph-properties fo:margin-left="1.411cm" fo:margin-right="0cm" fo:text-indent="0cm" style:auto-text-indent="false"/>
      <style:text-properties style:font-name="Times New Roman" fo:font-size="12pt"/>
    </style:style>
    <style:style style:name="P56" style:family="paragraph" style:parent-style-name="Text_20_body">
      <style:paragraph-properties fo:margin-left="-1.251cm" fo:margin-right="0cm" fo:text-indent="0cm" style:auto-text-indent="false"/>
      <style:text-properties style:font-name="Times New Roman" fo:font-size="12pt"/>
    </style:style>
    <style:style style:name="P57" style:family="paragraph" style:parent-style-name="Text_20_body" style:list-style-name="L4">
      <style:paragraph-properties fo:margin-left="-1.251cm" fo:margin-right="0cm" fo:text-indent="0cm" style:auto-text-indent="false"/>
      <style:text-properties style:font-name="Times New Roman" fo:font-size="12pt"/>
    </style:style>
    <style:style style:name="P58" style:family="paragraph" style:parent-style-name="Text_20_body" style:list-style-name="L4">
      <style:paragraph-properties fo:margin-left="0cm" fo:margin-right="0cm" fo:text-indent="0cm" style:auto-text-indent="false"/>
      <style:text-properties style:font-name="Times New Roman" fo:font-size="12pt" officeooo:rsid="0011b8a9" officeooo:paragraph-rsid="0011b8a9"/>
    </style:style>
    <style:style style:name="P59"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6ad19" officeooo:paragraph-rsid="0026ad19"/>
    </style:style>
    <style:style style:name="P60"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15c3f" officeooo:paragraph-rsid="00215c3f"/>
    </style:style>
    <style:style style:name="P61"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1f71a" officeooo:paragraph-rsid="0021f71a"/>
    </style:style>
    <style:style style:name="P62"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395a3" officeooo:paragraph-rsid="002395a3"/>
    </style:style>
    <style:style style:name="P63"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47ec5" officeooo:paragraph-rsid="00247ec5"/>
    </style:style>
    <style:style style:name="P64"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5ea38" officeooo:paragraph-rsid="0025ea38"/>
    </style:style>
    <style:style style:name="P65"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64014" officeooo:paragraph-rsid="00264014"/>
    </style:style>
    <style:style style:name="P66"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b3536" officeooo:paragraph-rsid="002b3536"/>
    </style:style>
    <style:style style:name="P67"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6e8be" officeooo:paragraph-rsid="0026e8be"/>
    </style:style>
    <style:style style:name="P68"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a0cb1" officeooo:paragraph-rsid="002a0cb1"/>
    </style:style>
    <style:style style:name="P69"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7a7a5" officeooo:paragraph-rsid="0027a7a5"/>
    </style:style>
    <style:style style:name="P70" style:family="paragraph" style:parent-style-name="Text_20_body" style:list-style-name="L4">
      <style:paragraph-properties fo:margin-left="1.251cm" fo:margin-right="0cm" fo:text-indent="-0.635cm" style:auto-text-indent="false"/>
      <style:text-properties fo:color="#000000" style:font-name="Times New Roman" fo:font-size="12pt" fo:font-weight="normal" officeooo:rsid="000713e7" officeooo:paragraph-rsid="001f159f"/>
    </style:style>
    <style:style style:name="P71" style:family="paragraph" style:parent-style-name="Text_20_body" style:list-style-name="L4">
      <style:paragraph-properties fo:margin-left="1.251cm" fo:margin-right="0cm" fo:text-indent="-0.635cm" style:auto-text-indent="false"/>
      <style:text-properties fo:color="#000000" style:font-name="Times New Roman" fo:font-size="12pt" fo:language="de" fo:country="DE" fo:font-weight="normal" officeooo:rsid="001f8d9b" officeooo:paragraph-rsid="001f8d9b"/>
    </style:style>
    <style:style style:name="P72" style:family="paragraph" style:parent-style-name="Text_20_body" style:list-style-name="L4">
      <style:paragraph-properties fo:margin-left="2.501cm" fo:margin-right="0cm" fo:text-indent="-0.635cm" style:auto-text-indent="false"/>
      <style:text-properties fo:color="#000000" fo:font-weight="normal" officeooo:rsid="000713e7" officeooo:paragraph-rsid="001f159f"/>
    </style:style>
    <style:style style:name="P73" style:family="paragraph" style:parent-style-name="Text_20_body" style:list-style-name="L4">
      <style:paragraph-properties fo:margin-left="2.501cm" fo:margin-right="0cm" fo:text-indent="-0.635cm" style:auto-text-indent="false"/>
      <style:text-properties fo:color="#000000" style:font-name="Times New Roman" fo:font-size="12pt" fo:font-weight="normal" officeooo:rsid="000713e7" officeooo:paragraph-rsid="001f159f"/>
    </style:style>
    <style:style style:name="P74" style:family="paragraph" style:parent-style-name="Text_20_body" style:list-style-name="L4">
      <style:paragraph-properties fo:margin-left="2.501cm" fo:margin-right="0cm" fo:text-indent="-0.635cm" style:auto-text-indent="false"/>
      <style:text-properties fo:color="#000000" style:font-name="Times New Roman" fo:font-size="12pt" fo:font-weight="normal" officeooo:rsid="001f159f" officeooo:paragraph-rsid="001f159f"/>
    </style:style>
    <style:style style:name="P75" style:family="paragraph" style:parent-style-name="Text_20_body" style:list-style-name="L4">
      <style:paragraph-properties fo:margin-left="2.501cm" fo:margin-right="0cm" fo:text-indent="-0.635cm" style:auto-text-indent="false"/>
      <style:text-properties fo:color="#000000" style:font-name="Times New Roman" fo:font-size="12pt" fo:language="de" fo:country="DE" fo:font-weight="normal" officeooo:rsid="001f159f" officeooo:paragraph-rsid="001f159f"/>
    </style:style>
    <style:style style:name="P76" style:family="paragraph" style:parent-style-name="Text_20_body" style:list-style-name="L4">
      <style:paragraph-properties fo:margin-left="2.501cm" fo:margin-right="0cm" fo:text-indent="-0.635cm" style:auto-text-indent="false"/>
      <style:text-properties fo:color="#000000" style:font-name="Times New Roman" fo:font-size="12pt" fo:language="de" fo:country="DE" fo:font-weight="normal" officeooo:rsid="001f8d9b" officeooo:paragraph-rsid="001f8d9b"/>
    </style:style>
    <style:style style:name="P77" style:family="paragraph" style:parent-style-name="Text_20_body" style:list-style-name="L4">
      <style:paragraph-properties fo:margin-left="2.501cm" fo:margin-right="0cm" fo:text-indent="-0.635cm" style:auto-text-indent="false"/>
      <style:text-properties fo:color="#000000" style:font-name="Times New Roman" fo:font-size="12pt" fo:language="de" fo:country="DE" fo:font-weight="normal" officeooo:rsid="001fca2f" officeooo:paragraph-rsid="001fca2f"/>
    </style:style>
    <style:style style:name="P78" style:family="paragraph" style:parent-style-name="Text_20_body" style:list-style-name="L4">
      <style:paragraph-properties fo:margin-left="3.752cm" fo:margin-right="0cm" fo:text-indent="-0.635cm" style:auto-text-indent="false"/>
      <style:text-properties fo:color="#000000" style:font-name="Times New Roman" fo:font-size="12pt" fo:font-weight="normal" officeooo:rsid="001f8d9b" officeooo:paragraph-rsid="001f8d9b"/>
    </style:style>
    <style:style style:name="P79" style:family="paragraph" style:parent-style-name="Text_20_body" style:list-style-name="L4">
      <style:paragraph-properties fo:margin-left="3.752cm" fo:margin-right="0cm" fo:text-indent="-0.635cm" style:auto-text-indent="false"/>
      <style:text-properties fo:color="#000000" style:font-name="Times New Roman" fo:font-size="12pt" fo:language="de" fo:country="DE" fo:font-weight="normal" officeooo:rsid="001f8d9b" officeooo:paragraph-rsid="001f8d9b"/>
    </style:style>
    <style:style style:name="P80" style:family="paragraph" style:parent-style-name="Text_20_body" style:list-style-name="L4">
      <style:paragraph-properties fo:margin-left="3.752cm" fo:margin-right="0cm" fo:text-indent="-0.635cm" style:auto-text-indent="false"/>
      <style:text-properties fo:color="#000000" style:font-name="Times New Roman" fo:font-size="12pt" fo:language="de" fo:country="DE" fo:font-weight="normal" officeooo:rsid="001fca2f" officeooo:paragraph-rsid="001fca2f"/>
    </style:style>
    <style:style style:name="P81" style:family="paragraph" style:parent-style-name="Standard">
      <style:paragraph-properties fo:margin-top="0cm" fo:margin-bottom="0cm" loext:contextual-spacing="false"/>
      <style:text-properties style:font-name="Times New Roman1" fo:font-size="12pt" style:font-size-asian="12pt" style:font-size-complex="12pt"/>
    </style:style>
    <style:style style:name="P82" style:family="paragraph" style:parent-style-name="Standard" style:list-style-name="L2">
      <style:paragraph-properties fo:margin-top="0cm" fo:margin-bottom="0cm" loext:contextual-spacing="false"/>
      <style:text-properties style:font-name="Times New Roman1" fo:font-size="12pt" style:font-size-asian="12pt" style:font-size-complex="12pt"/>
    </style:style>
    <style:style style:name="T1" style:family="text">
      <style:text-properties style:font-name="Times New Roman1" style:font-size-asian="12pt" style:font-size-complex="12pt"/>
    </style:style>
    <style:style style:name="T2" style:family="text">
      <style:text-properties style:font-name="Times New Roman"/>
    </style:style>
    <style:style style:name="T3" style:family="text">
      <style:text-properties officeooo:rsid="001d6322"/>
    </style:style>
    <style:style style:name="T4" style:family="text">
      <style:text-properties style:font-name="Times New Roman1" style:font-size-asian="12pt" style:font-size-complex="12pt"/>
    </style:style>
    <style:style style:name="T5" style:family="text">
      <style:text-properties style:font-name="Times New Roman"/>
    </style:style>
    <style:style style:name="T6" style:family="text">
      <style:text-properties style:font-name="Times New Roman" fo:font-size="12pt"/>
    </style:style>
    <style:style style:name="T7" style:family="text">
      <style:text-properties style:font-name="Times New Roman" fo:font-size="12pt" officeooo:rsid="001f159f"/>
    </style:style>
    <style:style style:name="T8" style:family="text">
      <style:text-properties officeooo:rsid="001d6322"/>
    </style:style>
    <style:style style:name="T9" style:family="text">
      <style:text-properties fo:color="#000000" fo:language="de" fo:country="DE"/>
    </style:style>
    <style:style style:name="T10" style:family="text">
      <style:text-properties fo:color="#000000" fo:language="de" fo:country="DE" officeooo:rsid="001356d6"/>
    </style:style>
    <style:style style:name="T11" style:family="text">
      <style:text-properties fo:color="#000000" fo:language="de" fo:country="DE" officeooo:rsid="0015ac95"/>
    </style:style>
    <style:style style:name="T12" style:family="text">
      <style:text-properties fo:color="#000000" fo:language="de" fo:country="DE" officeooo:rsid="002d7b9d"/>
    </style:style>
    <style:style style:name="T13" style:family="text">
      <style:text-properties officeooo:rsid="0017600b"/>
    </style:style>
    <style:style style:name="T14" style:family="text">
      <style:text-properties officeooo:rsid="001b22aa"/>
    </style:style>
    <style:style style:name="T15" style:family="text">
      <style:text-properties officeooo:rsid="001c7ab7"/>
    </style:style>
    <style:style style:name="T16" style:family="text">
      <style:text-properties fo:language="de" fo:country="DE"/>
    </style:style>
    <style:style style:name="T17" style:family="text">
      <style:text-properties fo:language="de" fo:country="DE" officeooo:rsid="001f159f"/>
    </style:style>
    <style:style style:name="T18" style:family="text">
      <style:text-properties officeooo:rsid="00215c3f"/>
    </style:style>
    <style:style style:name="T19" style:family="text">
      <style:text-properties officeooo:rsid="002395a3"/>
    </style:style>
    <style:style style:name="T20" style:family="text">
      <style:text-properties officeooo:rsid="0023cbe7"/>
    </style:style>
    <style:style style:name="T21" style:family="text">
      <style:text-properties officeooo:rsid="002a0cb1"/>
    </style:style>
    <style:style style:name="T22" style:family="text">
      <style:text-properties officeooo:rsid="002c5ff2"/>
    </style:style>
    <style:style style:name="T23" style:family="text">
      <style:text-properties officeooo:rsid="002d7b9d"/>
    </style:style>
    <style:style style:name="T24" style:family="text">
      <style:text-properties officeooo:rsid="002ef56e"/>
    </style:style>
    <style:style style:name="T25" style:family="text">
      <style:text-properties officeooo:rsid="00307f84"/>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5">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194044120" text:id="ct194044120">
          <text:deletion>
            <office:change-info>
              <dc:creator>Tamino Dauth</dc:creator>
              <dc:date>2010-02-17T16:09:00</dc:date>
            </office:change-info>
            <text:p text:style-name="P1">"</text:p>
          </text:deletion>
        </text:changed-region>
        <text:changed-region xml:id="ct194044224" text:id="ct194044224">
          <text:insertion>
            <office:change-info>
              <dc:creator>Tamino Dauth</dc:creator>
              <dc:date>2010-02-17T16:09:00</dc:date>
            </office:change-info>
          </text:insertion>
        </text:changed-region>
        <text:changed-region xml:id="ct194044016" text:id="ct194044016">
          <text:deletion>
            <office:change-info>
              <dc:creator>Tamino Dauth</dc:creator>
              <dc:date>2010-02-17T16:09:00</dc:date>
            </office:change-info>
            <text:p text:style-name="P1">"</text:p>
          </text:deletion>
        </text:changed-region>
        <text:changed-region xml:id="ct194044328" text:id="ct194044328">
          <text:insertion>
            <office:change-info>
              <dc:creator>Tamino Dauth</dc:creator>
              <dc:date>2010-02-17T16:09:00</dc:date>
            </office:change-info>
          </text:insertion>
        </text:changed-region>
        <text:changed-region xml:id="ct194044432" text:id="ct194044432">
          <text:insertion>
            <office:change-info>
              <dc:creator>Unbekannter Autor</dc:creator>
              <dc:date>2015-09-03T19:44:00</dc:date>
            </office:change-info>
          </text:insertion>
        </text:changed-region>
        <text:changed-region xml:id="ct194044536" text:id="ct194044536">
          <text:insertion>
            <office:change-info>
              <dc:creator>Tamino Dauth</dc:creator>
              <dc:date>2010-02-17T16:09:00</dc:date>
            </office:change-info>
          </text:insertion>
        </text:changed-region>
        <text:changed-region xml:id="ct194044640" text:id="ct194044640">
          <text:deletion>
            <office:change-info>
              <dc:creator>Tamino Dauth</dc:creator>
              <dc:date>2011-03-07T17:27:00</dc:date>
            </office:change-info>
            <text:p text:style-name="P1">6:00</text:p>
          </text:deletion>
        </text:changed-region>
        <text:changed-region xml:id="ct194044744" text:id="ct194044744">
          <text:insertion>
            <office:change-info>
              <dc:creator>Tamino Dauth</dc:creator>
              <dc:date>2011-03-07T17:27:00</dc:date>
            </office:change-info>
          </text:insertion>
        </text:changed-region>
        <text:changed-region xml:id="ct461849992" text:id="ct461849992">
          <text:deletion>
            <office:change-info>
              <dc:creator>Unbekannter Autor</dc:creator>
              <dc:date>2016-03-01T13:36:00</dc:date>
            </office:change-info>
            <text:p text:style-name="P1">4</text:p>
          </text:deletion>
        </text:changed-region>
        <text:changed-region xml:id="ct461849680" text:id="ct461849680">
          <text:insertion>
            <office:change-info>
              <dc:creator>Unbekannter Autor</dc:creator>
              <dc:date>2016-03-01T13:36:00</dc:date>
            </office:change-info>
          </text:insertion>
        </text:changed-region>
        <text:changed-region xml:id="ct194044848" text:id="ct194044848">
          <text:insertion>
            <office:change-info>
              <dc:creator>Tamino Dauth</dc:creator>
              <dc:date>2011-03-07T17:28:00</dc:date>
            </office:change-info>
          </text:insertion>
        </text:changed-region>
        <text:changed-region xml:id="ct194044952" text:id="ct194044952">
          <text:insertion>
            <office:change-info>
              <dc:creator>Tamino Dauth</dc:creator>
              <dc:date>2011-03-07T17:28:00</dc:date>
            </office:change-info>
          </text:insertion>
        </text:changed-region>
        <text:changed-region xml:id="ct461850304" text:id="ct461850304">
          <text:deletion>
            <office:change-info>
              <dc:creator>Unbekannter Autor</dc:creator>
              <dc:date>2016-03-01T13:36:00</dc:date>
            </office:change-info>
            <text:p text:style-name="P1">4</text:p>
          </text:deletion>
        </text:changed-region>
        <text:changed-region xml:id="ct461850408" text:id="ct461850408">
          <text:insertion>
            <office:change-info>
              <dc:creator>Unbekannter Autor</dc:creator>
              <dc:date>2016-03-01T13:36:00</dc:date>
            </office:change-info>
          </text:insertion>
        </text:changed-region>
        <text:changed-region xml:id="ct194045056" text:id="ct194045056">
          <text:insertion>
            <office:change-info>
              <dc:creator>Unknown Author</dc:creator>
              <dc:date>2012-12-02T16:31:00</dc:date>
            </office:change-info>
          </text:insertion>
        </text:changed-region>
        <text:changed-region xml:id="ct194045264" text:id="ct194045264">
          <text:deletion>
            <office:change-info>
              <dc:creator>Tamino Dauth</dc:creator>
              <dc:date>2011-03-07T17:27:00</dc:date>
            </office:change-info>
            <text:p text:style-name="P1">16:00</text:p>
          </text:deletion>
        </text:changed-region>
        <text:changed-region xml:id="ct194045160" text:id="ct194045160">
          <text:deletion>
            <office:change-info>
              <dc:creator>Unknown Author</dc:creator>
              <dc:date>2012-12-02T16:31:00</dc:date>
            </office:change-info>
            <text:p text:style-name="P1">nachmittags</text:p>
          </text:deletion>
        </text:changed-region>
        <text:changed-region xml:id="ct197194640" text:id="ct197194640">
          <text:insertion>
            <office:change-info>
              <dc:creator>Unknown Author</dc:creator>
              <dc:date>2012-12-02T16:31:00</dc:date>
            </office:change-info>
          </text:insertion>
        </text:changed-region>
        <text:changed-region xml:id="ct461850616" text:id="ct461850616">
          <text:deletion>
            <office:change-info>
              <dc:creator>Unbekannter Autor</dc:creator>
              <dc:date>2016-03-01T13:36:00</dc:date>
            </office:change-info>
            <text:p text:style-name="P1">6</text:p>
          </text:deletion>
          <text:insertion>
            <office:change-info office:chg-author="Unknown Author" office:chg-date-time="2012-12-02T16:31:00"/>
          </text:insertion>
        </text:changed-region>
        <text:changed-region xml:id="ct461850824" text:id="ct461850824">
          <text:insertion>
            <office:change-info>
              <dc:creator>Unbekannter Autor</dc:creator>
              <dc:date>2016-03-01T13:36:00</dc:date>
            </office:change-info>
          </text:insertion>
        </text:changed-region>
        <text:changed-region xml:id="ct461850720" text:id="ct461850720">
          <text:insertion>
            <office:change-info>
              <dc:creator>Unknown Author</dc:creator>
              <dc:date>2012-12-02T16:31:00</dc:date>
            </office:change-info>
          </text:insertion>
        </text:changed-region>
        <text:changed-region xml:id="ct197194744" text:id="ct197194744">
          <text:deletion>
            <office:change-info>
              <dc:creator>Unknown Author</dc:creator>
              <dc:date>2012-12-02T16:30:00</dc:date>
            </office:change-info>
            <text:p text:style-name="P1">Sitzt mit</text:p>
          </text:deletion>
        </text:changed-region>
        <text:changed-region xml:id="ct197194848" text:id="ct197194848">
          <text:insertion>
            <office:change-info>
              <dc:creator>Unknown Author</dc:creator>
              <dc:date>2012-12-02T16:30:00</dc:date>
            </office:change-info>
          </text:insertion>
        </text:changed-region>
        <text:changed-region xml:id="ct197194952" text:id="ct197194952">
          <text:deletion>
            <office:change-info>
              <dc:creator>Unknown Author</dc:creator>
              <dc:date>2012-12-02T16:30:00</dc:date>
            </office:change-info>
            <text:p text:style-name="P1">auf der Bank vor seiner Hütte</text:p>
          </text:deletion>
        </text:changed-region>
        <text:changed-region xml:id="ct197195056" text:id="ct197195056">
          <text:insertion>
            <office:change-info>
              <dc:creator>Unknown Author</dc:creator>
              <dc:date>2012-12-02T16:30:00</dc:date>
            </office:change-info>
          </text:insertion>
        </text:changed-region>
        <text:changed-region xml:id="ct197195264" text:id="ct197195264">
          <text:deletion>
            <office:change-info>
              <dc:creator>Tamino Dauth</dc:creator>
              <dc:date>2011-03-07T17:27:00</dc:date>
            </office:change-info>
            <text:p text:style-name="P1">16:00</text:p>
          </text:deletion>
        </text:changed-region>
        <text:changed-region xml:id="ct197195160" text:id="ct197195160">
          <text:deletion>
            <office:change-info>
              <dc:creator>Unknown Author</dc:creator>
              <dc:date>2012-12-02T16:31:00</dc:date>
            </office:change-info>
            <text:p text:style-name="P1">Nachmittags</text:p>
          </text:deletion>
        </text:changed-region>
        <text:changed-region xml:id="ct197195368" text:id="ct197195368">
          <text:insertion>
            <office:change-info>
              <dc:creator>Unknown Author</dc:creator>
              <dc:date>2012-12-02T16:31:00</dc:date>
            </office:change-info>
          </text:insertion>
        </text:changed-region>
        <text:changed-region xml:id="ct461850928" text:id="ct461850928">
          <text:deletion>
            <office:change-info>
              <dc:creator>Unbekannter Autor</dc:creator>
              <dc:date>2016-03-01T13:36:00</dc:date>
            </office:change-info>
            <text:p text:style-name="P1">6</text:p>
          </text:deletion>
          <text:insertion>
            <office:change-info office:chg-author="Unknown Author" office:chg-date-time="2012-12-02T16:31:00"/>
          </text:insertion>
        </text:changed-region>
        <text:changed-region xml:id="ct461851136" text:id="ct461851136">
          <text:insertion>
            <office:change-info>
              <dc:creator>Unbekannter Autor</dc:creator>
              <dc:date>2016-03-01T13:36:00</dc:date>
            </office:change-info>
          </text:insertion>
        </text:changed-region>
        <text:changed-region xml:id="ct461851032" text:id="ct461851032">
          <text:insertion>
            <office:change-info>
              <dc:creator>Unknown Author</dc:creator>
              <dc:date>2012-12-02T16:31:00</dc:date>
            </office:change-info>
          </text:insertion>
        </text:changed-region>
        <text:changed-region xml:id="ct197195472" text:id="ct197195472">
          <text:deletion>
            <office:change-info>
              <dc:creator>Unknown Author</dc:creator>
              <dc:date>2012-12-02T16:33:00</dc:date>
            </office:change-info>
            <text:p text:style-name="P1">20:00</text:p>
          </text:deletion>
        </text:changed-region>
        <text:changed-region xml:id="ct197195576" text:id="ct197195576">
          <text:insertion>
            <office:change-info>
              <dc:creator>Unknown Author</dc:creator>
              <dc:date>2012-12-02T16:33:00</dc:date>
            </office:change-info>
          </text:insertion>
        </text:changed-region>
        <text:changed-region xml:id="ct197195784" text:id="ct197195784">
          <text:deletion>
            <office:change-info>
              <dc:creator>Unknown Author</dc:creator>
              <dc:date>2012-12-02T16:33:00</dc:date>
            </office:change-info>
            <text:list xml:id="list5585671519291022563" text:style-name="L1">
              <text:list-item>
                <text:p text:style-name="P2"><text:span text:style-name="T1"/></text:p>
              </text:list-item>
              <text:list-item>
                <text:p text:style-name="P3">20:00 - 22:00 - </text:p>
              </text:list-item>
            </text:list>
          </text:deletion>
        </text:changed-region>
        <text:changed-region xml:id="ct197195680" text:id="ct197195680">
          <text:deletion>
            <office:change-info>
              <dc:creator>Unknown Author</dc:creator>
              <dc:date>2012-12-02T16:30:00</dc:date>
            </office:change-info>
            <text:p text:style-name="P4">Sitzt wieder vor seiner Hütte.</text:p>
          </text:deletion>
        </text:changed-region>
        <text:changed-region xml:id="ct197195888" text:id="ct197195888">
          <text:insertion>
            <office:change-info>
              <dc:creator>Tamino Dauth</dc:creator>
              <dc:date>2011-03-07T17:27:00</dc:date>
            </office:change-info>
          </text:insertion>
        </text:changed-region>
        <text:changed-region xml:id="ct197195992" text:id="ct197195992">
          <text:format-change>
            <office:change-info>
              <dc:creator>Unknown Author</dc:creator>
              <dc:date>2011-06-19T23:33:00</dc:date>
            </office:change-info>
          </text:format-change>
        </text:changed-region>
        <text:changed-region xml:id="ct197196096" text:id="ct197196096">
          <text:deletion>
            <office:change-info>
              <dc:creator>Tamino Dauth</dc:creator>
              <dc:date>2010-02-17T16:07:00</dc:date>
            </office:change-info>
            <text:p text:style-name="P5"><text:span text:style-name="T2">Björns Frau:</text:span></text:p>
          </text:deletion>
        </text:changed-region>
        <text:changed-region xml:id="ct197196200" text:id="ct197196200">
          <text:insertion>
            <office:change-info>
              <dc:creator>Tamino Dauth</dc:creator>
              <dc:date>2010-02-17T16:07:00</dc:date>
            </office:change-info>
          </text:insertion>
        </text:changed-region>
        <text:changed-region xml:id="ct197196304" text:id="ct197196304">
          <text:format-change>
            <office:change-info>
              <dc:creator>Unknown Author</dc:creator>
              <dc:date>2011-06-19T23:33:00</dc:date>
            </office:change-info>
          </text:format-change>
        </text:changed-region>
        <text:changed-region xml:id="ct197196408" text:id="ct197196408">
          <text:insertion>
            <office:change-info>
              <dc:creator>Tamino Dauth</dc:creator>
              <dc:date>2011-03-07T17:27:00</dc:date>
            </office:change-info>
          </text:insertion>
        </text:changed-region>
        <text:changed-region xml:id="ct197196512" text:id="ct197196512">
          <text:insertion>
            <office:change-info>
              <dc:creator>Tamino Dauth</dc:creator>
              <dc:date>2011-03-07T17:28:00</dc:date>
            </office:change-info>
          </text:insertion>
        </text:changed-region>
        <text:changed-region xml:id="ct461851344" text:id="ct461851344">
          <text:deletion>
            <office:change-info>
              <dc:creator>Unbekannter Autor</dc:creator>
              <dc:date>2016-03-01T13:36:00</dc:date>
            </office:change-info>
            <text:p text:style-name="P6">4</text:p>
          </text:deletion>
          <text:insertion>
            <office:change-info office:chg-author="Tamino Dauth" office:chg-date-time="2011-03-07T17:28:00"/>
          </text:insertion>
        </text:changed-region>
        <text:changed-region xml:id="ct461851552" text:id="ct461851552">
          <text:insertion>
            <office:change-info>
              <dc:creator>Unbekannter Autor</dc:creator>
              <dc:date>2016-03-01T13:36:00</dc:date>
            </office:change-info>
          </text:insertion>
        </text:changed-region>
        <text:changed-region xml:id="ct461851448" text:id="ct461851448">
          <text:insertion>
            <office:change-info>
              <dc:creator>Tamino Dauth</dc:creator>
              <dc:date>2011-03-07T17:28:00</dc:date>
            </office:change-info>
          </text:insertion>
        </text:changed-region>
        <text:changed-region xml:id="ct197196792" text:id="ct197196792">
          <text:deletion>
            <office:change-info>
              <dc:creator>Unknown Author</dc:creator>
              <dc:date>2012-12-02T16:30:00</dc:date>
            </office:change-info>
            <text:p text:style-name="P6">Arbeitet</text:p>
          </text:deletion>
        </text:changed-region>
        <text:changed-region xml:id="ct197196688" text:id="ct197196688">
          <text:deletion>
            <office:change-info>
              <dc:creator>Unknown Author</dc:creator>
              <dc:date>2012-12-02T16:31:00</dc:date>
            </office:change-info>
            <text:p text:style-name="P6"><text:s/>bei den Jägerhütten in Talras (am Feuer).</text:p>
          </text:deletion>
        </text:changed-region>
        <text:changed-region xml:id="ct197196896" text:id="ct197196896">
          <text:insertion>
            <office:change-info>
              <dc:creator>Unknown Author</dc:creator>
              <dc:date>2012-12-02T16:31:00</dc:date>
            </office:change-info>
          </text:insertion>
        </text:changed-region>
        <text:changed-region xml:id="ct197197000" text:id="ct197197000">
          <text:insertion>
            <office:change-info>
              <dc:creator>Tamino Dauth</dc:creator>
              <dc:date>2011-03-07T17:28:00</dc:date>
            </office:change-info>
          </text:insertion>
        </text:changed-region>
        <text:changed-region xml:id="ct197197104" text:id="ct197197104">
          <text:insertion>
            <office:change-info>
              <dc:creator>Tamino Dauth</dc:creator>
              <dc:date>2011-03-07T17:29:00</dc:date>
            </office:change-info>
          </text:insertion>
        </text:changed-region>
        <text:changed-region xml:id="ct461851656" text:id="ct461851656">
          <text:deletion>
            <office:change-info>
              <dc:creator>Unbekannter Autor</dc:creator>
              <dc:date>2016-03-01T13:36:00</dc:date>
            </office:change-info>
            <text:p text:style-name="P6">4</text:p>
          </text:deletion>
          <text:insertion>
            <office:change-info office:chg-author="Tamino Dauth" office:chg-date-time="2011-03-07T17:29:00"/>
          </text:insertion>
        </text:changed-region>
        <text:changed-region xml:id="ct461851864" text:id="ct461851864">
          <text:insertion>
            <office:change-info>
              <dc:creator>Unbekannter Autor</dc:creator>
              <dc:date>2016-03-01T13:36:00</dc:date>
            </office:change-info>
          </text:insertion>
        </text:changed-region>
        <text:changed-region xml:id="ct461851760" text:id="ct461851760">
          <text:insertion>
            <office:change-info>
              <dc:creator>Tamino Dauth</dc:creator>
              <dc:date>2011-03-07T17:29:00</dc:date>
            </office:change-info>
          </text:insertion>
        </text:changed-region>
        <text:changed-region xml:id="ct197197208" text:id="ct197197208">
          <text:deletion>
            <office:change-info>
              <dc:creator>Unknown Author</dc:creator>
              <dc:date>2012-12-02T16:31:00</dc:date>
            </office:change-info>
            <text:p text:style-name="P6">nachmittags</text:p>
          </text:deletion>
        </text:changed-region>
        <text:changed-region xml:id="ct197197312" text:id="ct197197312">
          <text:insertion>
            <office:change-info>
              <dc:creator>Unknown Author</dc:creator>
              <dc:date>2012-12-02T16:31:00</dc:date>
            </office:change-info>
          </text:insertion>
        </text:changed-region>
        <text:changed-region xml:id="ct461851240" text:id="ct461851240">
          <text:deletion>
            <office:change-info>
              <dc:creator>Unbekannter Autor</dc:creator>
              <dc:date>2016-03-01T13:36:00</dc:date>
            </office:change-info>
            <text:p text:style-name="P6">6</text:p>
          </text:deletion>
          <text:insertion>
            <office:change-info office:chg-author="Unknown Author" office:chg-date-time="2012-12-02T16:31:00"/>
          </text:insertion>
        </text:changed-region>
        <text:changed-region xml:id="ct461852072" text:id="ct461852072">
          <text:insertion>
            <office:change-info>
              <dc:creator>Unbekannter Autor</dc:creator>
              <dc:date>2016-03-01T13:36:00</dc:date>
            </office:change-info>
          </text:insertion>
        </text:changed-region>
        <text:changed-region xml:id="ct461851968" text:id="ct461851968">
          <text:insertion>
            <office:change-info>
              <dc:creator>Unknown Author</dc:creator>
              <dc:date>2012-12-02T16:31:00</dc:date>
            </office:change-info>
          </text:insertion>
        </text:changed-region>
        <text:changed-region xml:id="ct197197416" text:id="ct197197416">
          <text:insertion>
            <office:change-info>
              <dc:creator>Tamino Dauth</dc:creator>
              <dc:date>2011-03-07T17:29:00</dc:date>
            </office:change-info>
          </text:insertion>
        </text:changed-region>
        <text:changed-region xml:id="ct197197520" text:id="ct197197520">
          <text:deletion>
            <office:change-info>
              <dc:creator>Unknown Author</dc:creator>
              <dc:date>2012-12-02T16:30:00</dc:date>
            </office:change-info>
            <text:p text:style-name="P6">Sitzt</text:p>
          </text:deletion>
        </text:changed-region>
        <text:changed-region xml:id="ct197197624" text:id="ct197197624">
          <text:insertion>
            <office:change-info>
              <dc:creator>Unknown Author</dc:creator>
              <dc:date>2012-12-02T16:30:00</dc:date>
            </office:change-info>
          </text:insertion>
        </text:changed-region>
        <text:changed-region xml:id="ct197197728" text:id="ct197197728">
          <text:insertion>
            <office:change-info>
              <dc:creator>Tamino Dauth</dc:creator>
              <dc:date>2011-03-07T17:29:00</dc:date>
            </office:change-info>
          </text:insertion>
        </text:changed-region>
        <text:changed-region xml:id="ct197197832" text:id="ct197197832">
          <text:deletion>
            <office:change-info>
              <dc:creator>Unknown Author</dc:creator>
              <dc:date>2012-12-02T16:30:00</dc:date>
            </office:change-info>
            <text:p text:style-name="P6"><text:s/>auf der Bank vor dessen Hütte</text:p>
          </text:deletion>
        </text:changed-region>
        <text:changed-region xml:id="ct197197936" text:id="ct197197936">
          <text:insertion>
            <office:change-info>
              <dc:creator>Unknown Author</dc:creator>
              <dc:date>2012-12-02T16:30:00</dc:date>
            </office:change-info>
          </text:insertion>
        </text:changed-region>
        <text:changed-region xml:id="ct197198040" text:id="ct197198040">
          <text:insertion>
            <office:change-info>
              <dc:creator>Tamino Dauth</dc:creator>
              <dc:date>2011-03-07T17:29:00</dc:date>
            </office:change-info>
          </text:insertion>
        </text:changed-region>
        <text:changed-region xml:id="ct197198144" text:id="ct197198144">
          <text:insertion>
            <office:change-info>
              <dc:creator>Tamino Dauth</dc:creator>
              <dc:date>2011-03-07T17:30:00</dc:date>
            </office:change-info>
          </text:insertion>
        </text:changed-region>
        <text:changed-region xml:id="ct197198248" text:id="ct197198248">
          <text:deletion>
            <office:change-info>
              <dc:creator>Unknown Author</dc:creator>
              <dc:date>2012-12-02T16:31:00</dc:date>
            </office:change-info>
            <text:p text:style-name="P6">Nachmittags</text:p>
          </text:deletion>
        </text:changed-region>
        <text:changed-region xml:id="ct197198352" text:id="ct197198352">
          <text:insertion>
            <office:change-info>
              <dc:creator>Unknown Author</dc:creator>
              <dc:date>2012-12-02T16:31:00</dc:date>
            </office:change-info>
          </text:insertion>
        </text:changed-region>
        <text:changed-region xml:id="ct461852176" text:id="ct461852176">
          <text:deletion>
            <office:change-info>
              <dc:creator>Unbekannter Autor</dc:creator>
              <dc:date>2016-03-01T13:36:00</dc:date>
            </office:change-info>
            <text:p text:style-name="P6">6</text:p>
          </text:deletion>
          <text:insertion>
            <office:change-info office:chg-author="Unknown Author" office:chg-date-time="2012-12-02T16:31:00"/>
          </text:insertion>
        </text:changed-region>
        <text:changed-region xml:id="ct461852384" text:id="ct461852384">
          <text:insertion>
            <office:change-info>
              <dc:creator>Unbekannter Autor</dc:creator>
              <dc:date>2016-03-01T13:36:00</dc:date>
            </office:change-info>
          </text:insertion>
        </text:changed-region>
        <text:changed-region xml:id="ct461852280" text:id="ct461852280">
          <text:insertion>
            <office:change-info>
              <dc:creator>Unknown Author</dc:creator>
              <dc:date>2012-12-02T16:31:00</dc:date>
            </office:change-info>
          </text:insertion>
        </text:changed-region>
        <text:changed-region xml:id="ct197198456" text:id="ct197198456">
          <text:insertion>
            <office:change-info>
              <dc:creator>Tamino Dauth</dc:creator>
              <dc:date>2011-03-07T17:30:00</dc:date>
            </office:change-info>
          </text:insertion>
        </text:changed-region>
        <text:changed-region xml:id="ct197198560" text:id="ct197198560">
          <text:deletion>
            <office:change-info>
              <dc:creator>Unknown Author</dc:creator>
              <dc:date>2012-12-02T16:31:00</dc:date>
            </office:change-info>
            <text:p text:style-name="P6">Arbeitet wieder am Feuer.</text:p>
          </text:deletion>
        </text:changed-region>
        <text:changed-region xml:id="ct197211024" text:id="ct197211024">
          <text:insertion>
            <office:change-info>
              <dc:creator>Unknown Author</dc:creator>
              <dc:date>2012-12-02T16:31:00</dc:date>
            </office:change-info>
          </text:insertion>
        </text:changed-region>
        <text:changed-region xml:id="ct197211128" text:id="ct197211128">
          <text:insertion>
            <office:change-info>
              <dc:creator>Tamino Dauth</dc:creator>
              <dc:date>2011-03-07T17:30:00</dc:date>
            </office:change-info>
          </text:insertion>
        </text:changed-region>
        <text:changed-region xml:id="ct197211232" text:id="ct197211232">
          <text:insertion>
            <office:change-info>
              <dc:creator>Unbekannter Autor</dc:creator>
              <dc:date>2015-07-11T14:24:00</dc:date>
            </office:change-info>
          </text:insertion>
        </text:changed-region>
        <text:changed-region xml:id="ct197211336" text:id="ct197211336">
          <text:insertion>
            <office:change-info>
              <dc:creator>Unbekannter Autor</dc:creator>
              <dc:date>2015-07-11T14:25:00</dc:date>
            </office:change-info>
          </text:insertion>
        </text:changed-region>
        <text:changed-region xml:id="ct197211440" text:id="ct197211440">
          <text:insertion>
            <office:change-info>
              <dc:creator>Unbekannter Autor</dc:creator>
              <dc:date>2015-07-11T14:24:00</dc:date>
            </office:change-info>
          </text:insertion>
        </text:changed-region>
        <text:changed-region xml:id="ct197211544" text:id="ct197211544">
          <text:deletion>
            <office:change-info>
              <dc:creator>Tamino Dauth</dc:creator>
              <dc:date>2010-02-17T16:15:00</dc:date>
            </office:change-info>
            <text:p text:style-name="P1">.</text:p>
          </text:deletion>
        </text:changed-region>
        <text:changed-region xml:id="ct197211648" text:id="ct197211648">
          <text:insertion>
            <office:change-info>
              <dc:creator>Tamino Dauth</dc:creator>
              <dc:date>2010-02-17T16:15:00</dc:date>
            </office:change-info>
          </text:insertion>
        </text:changed-region>
        <text:changed-region xml:id="ct197211752" text:id="ct197211752">
          <text:deletion>
            <office:change-info>
              <dc:creator>Tamino Dauth</dc:creator>
              <dc:date>2010-02-17T16:21:00</dc:date>
            </office:change-info>
            <text:p text:style-name="P1">.</text:p>
          </text:deletion>
        </text:changed-region>
        <text:changed-region xml:id="ct197211856" text:id="ct197211856">
          <text:insertion>
            <office:change-info>
              <dc:creator>Tamino Dauth</dc:creator>
              <dc:date>2010-02-17T16:21:00</dc:date>
            </office:change-info>
          </text:insertion>
        </text:changed-region>
        <text:changed-region xml:id="ct197211960" text:id="ct197211960">
          <text:deletion>
            <office:change-info>
              <dc:creator>Unbekannter Autor</dc:creator>
              <dc:date>2014-12-28T02:08:00</dc:date>
            </office:change-info>
            <text:p text:style-name="P7">getroffen</text:p>
          </text:deletion>
        </text:changed-region>
        <text:changed-region xml:id="ct197212064" text:id="ct197212064">
          <text:insertion>
            <office:change-info>
              <dc:creator>Unbekannter Autor</dc:creator>
              <dc:date>2014-12-28T02:08:00</dc:date>
            </office:change-info>
          </text:insertion>
        </text:changed-region>
        <text:changed-region xml:id="ct197212168" text:id="ct197212168">
          <text:deletion>
            <office:change-info>
              <dc:creator>Unbekannter Autor</dc:creator>
              <dc:date>2014-12-28T02:08:00</dc:date>
            </office:change-info>
            <text:p text:style-name="P7"><text:span text:style-name="T3"><text:s/>hast.</text:span></text:p>
          </text:deletion>
        </text:changed-region>
        <text:changed-region xml:id="ct197212272" text:id="ct197212272">
          <text:insertion>
            <office:change-info>
              <dc:creator>Unbekannter Autor</dc:creator>
              <dc:date>2014-12-28T02:08:00</dc:date>
            </office:change-info>
          </text:insertion>
        </text:changed-region>
        <text:changed-region xml:id="ct197212376" text:id="ct197212376">
          <text:insertion>
            <office:change-info>
              <dc:creator>Tamino Dauth</dc:creator>
              <dc:date>2010-02-18T18:03:00</dc:date>
            </office:change-info>
          </text:insertion>
        </text:changed-region>
        <text:changed-region xml:id="ct197212480" text:id="ct197212480">
          <text:insertion>
            <office:change-info>
              <dc:creator>Tamino Dauth</dc:creator>
              <dc:date>2010-02-18T18:04:00</dc:date>
            </office:change-info>
          </text:insertion>
        </text:changed-region>
        <text:changed-region xml:id="ct197212584" text:id="ct197212584">
          <text:insertion>
            <office:change-info>
              <dc:creator>Unbekannter Autor</dc:creator>
              <dc:date>2015-09-03T19:45:00</dc:date>
            </office:change-info>
          </text:insertion>
        </text:changed-region>
        <text:changed-region xml:id="ct197212688" text:id="ct197212688">
          <text:insertion>
            <office:change-info>
              <dc:creator>Tamino Dauth</dc:creator>
              <dc:date>2010-02-18T18:04:00</dc:date>
            </office:change-info>
          </text:insertion>
        </text:changed-region>
        <text:changed-region xml:id="ct197212792" text:id="ct197212792">
          <text:deletion>
            <office:change-info>
              <dc:creator>Unbekannter Autor</dc:creator>
              <dc:date>2015-09-03T19:45:00</dc:date>
            </office:change-info>
            <text:p text:style-name="P8">Armbrust</text:p>
          </text:deletion>
        </text:changed-region>
        <text:changed-region xml:id="ct197212896" text:id="ct197212896">
          <text:insertion>
            <office:change-info>
              <dc:creator>Unbekannter Autor</dc:creator>
              <dc:date>2015-09-03T19:45:00</dc:date>
            </office:change-info>
          </text:insertion>
        </text:changed-region>
        <text:changed-region xml:id="ct197233552" text:id="ct197233552">
          <text:insertion>
            <office:change-info>
              <dc:creator>Tamino Dauth</dc:creator>
              <dc:date>2010-02-18T18:04:00</dc:date>
            </office:change-info>
          </text:insertion>
        </text:changed-region>
        <text:changed-region xml:id="ct197233656" text:id="ct197233656">
          <text:deletion>
            <office:change-info>
              <dc:creator>Unbekannter Autor</dc:creator>
              <dc:date>2015-09-03T19:45:00</dc:date>
            </office:change-info>
            <text:p text:style-name="P8">einen Mantel</text:p>
          </text:deletion>
        </text:changed-region>
        <text:changed-region xml:id="ct197233760" text:id="ct197233760">
          <text:insertion>
            <office:change-info>
              <dc:creator>Unbekannter Autor</dc:creator>
              <dc:date>2015-09-03T19:45:00</dc:date>
            </office:change-info>
          </text:insertion>
        </text:changed-region>
        <text:changed-region xml:id="ct197233864" text:id="ct197233864">
          <text:insertion>
            <office:change-info>
              <dc:creator>Tamino Dauth</dc:creator>
              <dc:date>2010-02-18T18:04:00</dc:date>
            </office:change-info>
          </text:insertion>
        </text:changed-region>
        <text:changed-region xml:id="ct197233968" text:id="ct197233968">
          <text:insertion>
            <office:change-info>
              <dc:creator>Tamino Dauth</dc:creator>
              <dc:date>2010-02-18T18:05:00</dc:date>
            </office:change-info>
          </text:insertion>
        </text:changed-region>
        <text:changed-region xml:id="ct197234072" text:id="ct197234072">
          <text:deletion>
            <office:change-info>
              <dc:creator>Unbekannter Autor</dc:creator>
              <dc:date>2014-12-28T02:08:00</dc:date>
            </office:change-info>
            <text:p text:style-name="P9">habe</text:p>
          </text:deletion>
        </text:changed-region>
        <text:changed-region xml:id="ct197234176" text:id="ct197234176">
          <text:insertion>
            <office:change-info>
              <dc:creator>Unbekannter Autor</dc:creator>
              <dc:date>2014-12-28T02:08:00</dc:date>
            </office:change-info>
          </text:insertion>
        </text:changed-region>
        <text:changed-region xml:id="ct197234280" text:id="ct197234280">
          <text:deletion>
            <office:change-info>
              <dc:creator>Tamino Dauth</dc:creator>
              <dc:date>2010-02-17T18:02:00</dc:date>
            </office:change-info>
            <text:p text:style-name="P9">"</text:p>
          </text:deletion>
        </text:changed-region>
        <text:changed-region xml:id="ct197234384" text:id="ct197234384">
          <text:insertion>
            <office:change-info>
              <dc:creator>Tamino Dauth</dc:creator>
              <dc:date>2010-02-17T18:02:00</dc:date>
            </office:change-info>
          </text:insertion>
        </text:changed-region>
        <text:changed-region xml:id="ct197234488" text:id="ct197234488">
          <text:deletion>
            <office:change-info>
              <dc:creator>Tamino Dauth</dc:creator>
              <dc:date>2010-02-17T18:02:00</dc:date>
            </office:change-info>
            <text:p text:style-name="P9">"</text:p>
          </text:deletion>
        </text:changed-region>
        <text:changed-region xml:id="ct197234592" text:id="ct197234592">
          <text:insertion>
            <office:change-info>
              <dc:creator>Tamino Dauth</dc:creator>
              <dc:date>2010-02-17T18:02:00</dc:date>
            </office:change-info>
          </text:insertion>
        </text:changed-region>
        <text:changed-region xml:id="ct197234696" text:id="ct197234696">
          <text:insertion>
            <office:change-info>
              <dc:creator>Tamino Dauth</dc:creator>
              <dc:date>2010-02-19T10:17:00</dc:date>
            </office:change-info>
          </text:insertion>
        </text:changed-region>
        <text:changed-region xml:id="ct197234800" text:id="ct197234800">
          <text:insertion>
            <office:change-info>
              <dc:creator>Tamino Dauth</dc:creator>
              <dc:date>2010-02-19T10:18:00</dc:date>
            </office:change-info>
          </text:insertion>
        </text:changed-region>
        <text:changed-region xml:id="ct197234904" text:id="ct197234904">
          <text:deletion>
            <office:change-info>
              <dc:creator>Tamino Dauth</dc:creator>
              <dc:date>2010-02-19T10:17:00</dc:date>
            </office:change-info>
            <text:p text:style-name="P10"><text:s/>(Noch kein Charakter hat von der Sache mit den Bären berichtet)</text:p>
          </text:deletion>
        </text:changed-region>
        <text:changed-region xml:id="ct197235008" text:id="ct197235008">
          <text:insertion>
            <office:change-info>
              <dc:creator>Tamino Dauth</dc:creator>
              <dc:date>2010-02-19T10:18:00</dc:date>
            </office:change-info>
          </text:insertion>
        </text:changed-region>
        <text:changed-region xml:id="ct197235112" text:id="ct197235112">
          <text:insertion>
            <office:change-info>
              <dc:creator>Tamino Dauth</dc:creator>
              <dc:date>2010-02-19T10:24:00</dc:date>
            </office:change-info>
          </text:insertion>
        </text:changed-region>
        <text:changed-region xml:id="ct197235216" text:id="ct197235216">
          <text:insertion>
            <office:change-info>
              <dc:creator>Tamino Dauth</dc:creator>
              <dc:date>2010-02-19T10:25:00</dc:date>
            </office:change-info>
          </text:insertion>
        </text:changed-region>
        <text:changed-region xml:id="ct197235320" text:id="ct197235320">
          <text:insertion>
            <office:change-info>
              <dc:creator>Tamino Dauth</dc:creator>
              <dc:date>2010-02-17T17:10:00</dc:date>
            </office:change-info>
          </text:insertion>
        </text:changed-region>
        <text:changed-region xml:id="ct197235424" text:id="ct197235424">
          <text:deletion>
            <office:change-info>
              <dc:creator>Tamino Dauth</dc:creator>
              <dc:date>2010-02-17T16:08:00</dc:date>
            </office:change-info>
            <text:p text:style-name="P1">s</text:p>
          </text:deletion>
        </text:changed-region>
        <text:changed-region xml:id="ct197251984" text:id="ct197251984">
          <text:insertion>
            <office:change-info>
              <dc:creator>Tamino Dauth</dc:creator>
              <dc:date>2010-02-17T16:08:00</dc:date>
            </office:change-info>
          </text:insertion>
        </text:changed-region>
        <text:changed-region xml:id="ct197252088" text:id="ct197252088">
          <text:deletion>
            <office:change-info>
              <dc:creator>Tamino Dauth</dc:creator>
              <dc:date>2010-02-17T16:08:00</dc:date>
            </office:change-info>
            <text:p text:style-name="P1">"</text:p>
          </text:deletion>
        </text:changed-region>
        <text:changed-region xml:id="ct197252192" text:id="ct197252192">
          <text:insertion>
            <office:change-info>
              <dc:creator>Tamino Dauth</dc:creator>
              <dc:date>2010-02-17T16:08:00</dc:date>
            </office:change-info>
          </text:insertion>
        </text:changed-region>
        <text:changed-region xml:id="ct197252296" text:id="ct197252296">
          <text:deletion>
            <office:change-info>
              <dc:creator>Tamino Dauth</dc:creator>
              <dc:date>2010-02-17T16:08:00</dc:date>
            </office:change-info>
            <text:p text:style-name="P1">"</text:p>
          </text:deletion>
        </text:changed-region>
        <text:changed-region xml:id="ct197252400" text:id="ct197252400">
          <text:insertion>
            <office:change-info>
              <dc:creator>Tamino Dauth</dc:creator>
              <dc:date>2010-02-17T16:08:00</dc:date>
            </office:change-info>
          </text:insertion>
        </text:changed-region>
        <text:changed-region xml:id="ct197252504" text:id="ct197252504">
          <text:deletion>
            <office:change-info>
              <dc:creator>Tamino Dauth</dc:creator>
              <dc:date>2010-02-17T16:08:00</dc:date>
            </office:change-info>
            <text:p text:style-name="P1">"</text:p>
          </text:deletion>
        </text:changed-region>
        <text:changed-region xml:id="ct197252608" text:id="ct197252608">
          <text:insertion>
            <office:change-info>
              <dc:creator>Tamino Dauth</dc:creator>
              <dc:date>2010-02-17T16:08:00</dc:date>
            </office:change-info>
          </text:insertion>
        </text:changed-region>
        <text:changed-region xml:id="ct197252712" text:id="ct197252712">
          <text:deletion>
            <office:change-info>
              <dc:creator>Tamino Dauth</dc:creator>
              <dc:date>2010-02-17T16:08:00</dc:date>
            </office:change-info>
            <text:p text:style-name="P1">"</text:p>
          </text:deletion>
        </text:changed-region>
        <text:changed-region xml:id="ct197252816" text:id="ct197252816">
          <text:insertion>
            <office:change-info>
              <dc:creator>Tamino Dauth</dc:creator>
              <dc:date>2010-02-17T16:08:00</dc:date>
            </office:change-info>
          </text:insertion>
        </text:changed-region>
        <text:changed-region xml:id="ct197252920" text:id="ct197252920">
          <text:deletion>
            <office:change-info>
              <dc:creator>Tamino Dauth</dc:creator>
              <dc:date>2010-02-17T16:23:00</dc:date>
            </office:change-info>
            <text:p text:style-name="P11">Troll</text:p>
          </text:deletion>
        </text:changed-region>
        <text:changed-region xml:id="ct197253024" text:id="ct197253024">
          <text:insertion>
            <office:change-info>
              <dc:creator>Tamino Dauth</dc:creator>
              <dc:date>2010-02-17T16:23:00</dc:date>
            </office:change-info>
          </text:insertion>
        </text:changed-region>
        <text:changed-region xml:id="ct197253128" text:id="ct197253128">
          <text:deletion>
            <office:change-info>
              <dc:creator>Tamino Dauth</dc:creator>
              <dc:date>2010-02-17T16:18:00</dc:date>
            </office:change-info>
            <text:p text:style-name="P1">Dago</text:p>
          </text:deletion>
        </text:changed-region>
        <text:changed-region xml:id="ct197253232" text:id="ct197253232">
          <text:insertion>
            <office:change-info>
              <dc:creator>Tamino Dauth</dc:creator>
              <dc:date>2010-02-17T16:18:00</dc:date>
            </office:change-info>
          </text:insertion>
        </text:changed-region>
        <text:changed-region xml:id="ct197253336" text:id="ct197253336">
          <text:deletion>
            <office:change-info>
              <dc:creator>Unknown Author</dc:creator>
              <dc:date>2011-06-19T23:32:00</dc:date>
            </office:change-info>
            <text:p text:style-name="P1">unterhält sich mit Manfred</text:p>
          </text:deletion>
        </text:changed-region>
        <text:changed-region xml:id="ct197253440" text:id="ct197253440">
          <text:insertion>
            <office:change-info>
              <dc:creator>Unknown Author</dc:creator>
              <dc:date>2011-06-19T23:32:00</dc:date>
            </office:change-info>
          </text:insertion>
        </text:changed-region>
        <text:changed-region xml:id="ct197253544" text:id="ct197253544">
          <text:insertion>
            <office:change-info>
              <dc:creator>Tamino Dauth</dc:creator>
              <dc:date>2010-02-17T16:18:00</dc:date>
            </office:change-info>
          </text:insertion>
        </text:changed-region>
        <text:changed-region xml:id="ct197253648" text:id="ct197253648">
          <text:deletion>
            <office:change-info>
              <dc:creator>Tamino Dauth</dc:creator>
              <dc:date>2010-02-17T16:08:00</dc:date>
            </office:change-info>
            <text:p text:style-name="P1">"</text:p>
          </text:deletion>
        </text:changed-region>
        <text:changed-region xml:id="ct197253752" text:id="ct197253752">
          <text:insertion>
            <office:change-info>
              <dc:creator>Tamino Dauth</dc:creator>
              <dc:date>2010-02-17T16:08:00</dc:date>
            </office:change-info>
          </text:insertion>
        </text:changed-region>
        <text:changed-region xml:id="ct197253856" text:id="ct197253856">
          <text:deletion>
            <office:change-info>
              <dc:creator>Tamino Dauth</dc:creator>
              <dc:date>2010-02-17T16:08:00</dc:date>
            </office:change-info>
            <text:p text:style-name="P1">"</text:p>
          </text:deletion>
        </text:changed-region>
        <text:changed-region xml:id="ct197262224" text:id="ct197262224">
          <text:insertion>
            <office:change-info>
              <dc:creator>Tamino Dauth</dc:creator>
              <dc:date>2010-02-17T16:08:00</dc:date>
            </office:change-info>
          </text:insertion>
        </text:changed-region>
        <text:changed-region xml:id="ct197262328" text:id="ct197262328">
          <text:deletion>
            <office:change-info>
              <dc:creator>Tamino Dauth</dc:creator>
              <dc:date>2010-02-17T16:22:00</dc:date>
            </office:change-info>
            <text:p text:style-name="P1">Trollfelle</text:p>
          </text:deletion>
        </text:changed-region>
        <text:changed-region xml:id="ct197262432" text:id="ct197262432">
          <text:insertion>
            <office:change-info>
              <dc:creator>Tamino Dauth</dc:creator>
              <dc:date>2010-02-17T16:22:00</dc:date>
            </office:change-info>
          </text:insertion>
        </text:changed-region>
        <text:changed-region xml:id="ct197262536" text:id="ct197262536">
          <text:deletion>
            <office:change-info>
              <dc:creator>Tamino Dauth</dc:creator>
              <dc:date>2010-02-17T16:22:00</dc:date>
            </office:change-info>
            <text:p text:style-name="P1">Trollfelle</text:p>
          </text:deletion>
        </text:changed-region>
        <text:changed-region xml:id="ct197262640" text:id="ct197262640">
          <text:insertion>
            <office:change-info>
              <dc:creator>Tamino Dauth</dc:creator>
              <dc:date>2010-02-17T16:22:00</dc:date>
            </office:change-info>
          </text:insertion>
        </text:changed-region>
        <text:changed-region xml:id="ct197262744" text:id="ct197262744">
          <text:deletion>
            <office:change-info>
              <dc:creator>Tamino Dauth</dc:creator>
              <dc:date>2010-02-17T16:23:00</dc:date>
            </office:change-info>
            <text:p text:style-name="P1">Trolle</text:p>
          </text:deletion>
        </text:changed-region>
        <text:changed-region xml:id="ct197262848" text:id="ct197262848">
          <text:insertion>
            <office:change-info>
              <dc:creator>Tamino Dauth</dc:creator>
              <dc:date>2010-02-17T16:23:00</dc:date>
            </office:change-info>
          </text:insertion>
        </text:changed-region>
        <text:changed-region xml:id="ct197262952" text:id="ct197262952">
          <text:deletion>
            <office:change-info>
              <dc:creator>Unbekannter Autor</dc:creator>
              <dc:date>2015-09-03T19:48:00</dc:date>
            </office:change-info>
            <text:p text:style-name="P1">en</text:p>
          </text:deletion>
        </text:changed-region>
        <text:changed-region xml:id="ct197263056" text:id="ct197263056">
          <text:insertion>
            <office:change-info>
              <dc:creator>Tamino Dauth</dc:creator>
              <dc:date>2010-02-17T16:23:00</dc:date>
            </office:change-info>
          </text:insertion>
        </text:changed-region>
        <text:changed-region xml:id="ct197263160" text:id="ct197263160">
          <text:deletion>
            <office:change-info>
              <dc:creator>Tamino Dauth</dc:creator>
              <dc:date>2010-02-17T16:07:00</dc:date>
            </office:change-info>
            <text:p text:style-name="P1">"</text:p>
          </text:deletion>
        </text:changed-region>
        <text:changed-region xml:id="ct197263264" text:id="ct197263264">
          <text:insertion>
            <office:change-info>
              <dc:creator>Tamino Dauth</dc:creator>
              <dc:date>2010-02-17T16:07:00</dc:date>
            </office:change-info>
          </text:insertion>
        </text:changed-region>
        <text:changed-region xml:id="ct197263368" text:id="ct197263368">
          <text:deletion>
            <office:change-info>
              <dc:creator>Tamino Dauth</dc:creator>
              <dc:date>2010-02-17T16:07:00</dc:date>
            </office:change-info>
            <text:p text:style-name="P1">"</text:p>
          </text:deletion>
        </text:changed-region>
        <text:changed-region xml:id="ct197263472" text:id="ct197263472">
          <text:insertion>
            <office:change-info>
              <dc:creator>Tamino Dauth</dc:creator>
              <dc:date>2010-02-17T16:07:00</dc:date>
            </office:change-info>
          </text:insertion>
        </text:changed-region>
        <text:changed-region xml:id="ct197263576" text:id="ct197263576">
          <text:deletion>
            <office:change-info>
              <dc:creator>Tamino Dauth</dc:creator>
              <dc:date>2010-02-17T16:22:00</dc:date>
            </office:change-info>
            <text:p text:style-name="P12">Trollfelle</text:p>
          </text:deletion>
        </text:changed-region>
        <text:changed-region xml:id="ct197263680" text:id="ct197263680">
          <text:insertion>
            <office:change-info>
              <dc:creator>Tamino Dauth</dc:creator>
              <dc:date>2010-02-17T16:22:00</dc:date>
            </office:change-info>
          </text:insertion>
        </text:changed-region>
        <text:changed-region xml:id="ct197263784" text:id="ct197263784">
          <text:deletion>
            <office:change-info>
              <dc:creator>Tamino Dauth</dc:creator>
              <dc:date>2010-02-17T16:08:00</dc:date>
            </office:change-info>
            <text:p text:style-name="P12">"</text:p>
          </text:deletion>
        </text:changed-region>
        <text:changed-region xml:id="ct197263888" text:id="ct197263888">
          <text:insertion>
            <office:change-info>
              <dc:creator>Tamino Dauth</dc:creator>
              <dc:date>2010-02-17T16:08:00</dc:date>
            </office:change-info>
          </text:insertion>
        </text:changed-region>
        <text:changed-region xml:id="ct197263992" text:id="ct197263992">
          <text:deletion>
            <office:change-info>
              <dc:creator>Tamino Dauth</dc:creator>
              <dc:date>2010-02-17T16:07:00</dc:date>
            </office:change-info>
            <text:p text:style-name="P12">"</text:p>
          </text:deletion>
        </text:changed-region>
        <text:changed-region xml:id="ct197264096" text:id="ct197264096">
          <text:insertion>
            <office:change-info>
              <dc:creator>Tamino Dauth</dc:creator>
              <dc:date>2010-02-17T16:07:00</dc:date>
            </office:change-info>
          </text:insertion>
        </text:changed-region>
        <text:changed-region xml:id="ct197268368" text:id="ct197268368">
          <text:insertion>
            <office:change-info>
              <dc:creator>Tamino Dauth</dc:creator>
              <dc:date>2010-02-17T16:24:00</dc:date>
            </office:change-info>
          </text:insertion>
        </text:changed-region>
        <text:changed-region xml:id="ct197268472" text:id="ct197268472">
          <text:deletion>
            <office:change-info>
              <dc:creator>Tamino Dauth</dc:creator>
              <dc:date>2010-02-17T16:08:00</dc:date>
            </office:change-info>
            <text:p text:style-name="P9">"</text:p>
          </text:deletion>
        </text:changed-region>
        <text:changed-region xml:id="ct197268576" text:id="ct197268576">
          <text:insertion>
            <office:change-info>
              <dc:creator>Tamino Dauth</dc:creator>
              <dc:date>2010-02-17T16:08:00</dc:date>
            </office:change-info>
          </text:insertion>
        </text:changed-region>
        <text:changed-region xml:id="ct197268680" text:id="ct197268680">
          <text:deletion>
            <office:change-info>
              <dc:creator>Tamino Dauth</dc:creator>
              <dc:date>2010-02-17T16:08:00</dc:date>
            </office:change-info>
            <text:p text:style-name="P9">"</text:p>
          </text:deletion>
        </text:changed-region>
        <text:changed-region xml:id="ct197268784" text:id="ct197268784">
          <text:insertion>
            <office:change-info>
              <dc:creator>Tamino Dauth</dc:creator>
              <dc:date>2010-02-17T16:08:00</dc:date>
            </office:change-info>
          </text:insertion>
        </text:changed-region>
        <text:changed-region xml:id="ct197268888" text:id="ct197268888">
          <text:insertion>
            <office:change-info>
              <dc:creator>Tamino Dauth</dc:creator>
              <dc:date>2010-02-17T16:25:00</dc:date>
            </office:change-info>
          </text:insertion>
        </text:changed-region>
        <text:changed-region xml:id="ct197268992" text:id="ct197268992">
          <text:deletion>
            <office:change-info>
              <dc:creator>Tamino Dauth</dc:creator>
              <dc:date>2010-02-17T16:08:00</dc:date>
            </office:change-info>
            <text:p text:style-name="P9">"</text:p>
          </text:deletion>
        </text:changed-region>
        <text:changed-region xml:id="ct197269096" text:id="ct197269096">
          <text:insertion>
            <office:change-info>
              <dc:creator>Tamino Dauth</dc:creator>
              <dc:date>2010-02-17T16:08:00</dc:date>
            </office:change-info>
          </text:insertion>
        </text:changed-region>
        <text:changed-region xml:id="ct197269200" text:id="ct197269200">
          <text:deletion>
            <office:change-info>
              <dc:creator>Tamino Dauth</dc:creator>
              <dc:date>2010-02-17T16:08:00</dc:date>
            </office:change-info>
            <text:p text:style-name="P9">"</text:p>
          </text:deletion>
        </text:changed-region>
        <text:changed-region xml:id="ct197269304" text:id="ct197269304">
          <text:insertion>
            <office:change-info>
              <dc:creator>Tamino Dauth</dc:creator>
              <dc:date>2010-02-17T16:08:00</dc:date>
            </office:change-info>
          </text:insertion>
        </text:changed-region>
        <text:changed-region xml:id="ct197269408" text:id="ct197269408">
          <text:deletion>
            <office:change-info>
              <dc:creator>Tamino Dauth</dc:creator>
              <dc:date>2010-02-17T16:08:00</dc:date>
            </office:change-info>
            <text:p text:style-name="P9">"</text:p>
          </text:deletion>
        </text:changed-region>
        <text:changed-region xml:id="ct197269512" text:id="ct197269512">
          <text:insertion>
            <office:change-info>
              <dc:creator>Tamino Dauth</dc:creator>
              <dc:date>2010-02-17T16:08:00</dc:date>
            </office:change-info>
          </text:insertion>
        </text:changed-region>
        <text:changed-region xml:id="ct197269616" text:id="ct197269616">
          <text:deletion>
            <office:change-info>
              <dc:creator>Tamino Dauth</dc:creator>
              <dc:date>2010-02-17T16:08:00</dc:date>
            </office:change-info>
            <text:p text:style-name="P9">"</text:p>
          </text:deletion>
        </text:changed-region>
        <text:changed-region xml:id="ct197269720" text:id="ct197269720">
          <text:insertion>
            <office:change-info>
              <dc:creator>Tamino Dauth</dc:creator>
              <dc:date>2010-02-17T16:08:00</dc:date>
            </office:change-info>
          </text:insertion>
        </text:changed-region>
        <text:changed-region xml:id="ct197269824" text:id="ct197269824">
          <text:insertion>
            <office:change-info>
              <dc:creator>Unbekannter Autor</dc:creator>
              <dc:date>2014-12-06T17:17:00</dc:date>
            </office:change-info>
          </text:insertion>
        </text:changed-region>
        <text:changed-region xml:id="ct197269928" text:id="ct197269928">
          <text:insertion>
            <office:change-info>
              <dc:creator>Unbekannter Autor</dc:creator>
              <dc:date>2014-12-06T17:18:00</dc:date>
            </office:change-info>
          </text:insertion>
        </text:changed-region>
        <text:changed-region xml:id="ct197270032" text:id="ct197270032">
          <text:insertion>
            <office:change-info>
              <dc:creator>Unbekannter Autor</dc:creator>
              <dc:date>2014-12-06T17:19:00</dc:date>
            </office:change-info>
          </text:insertion>
        </text:changed-region>
        <text:changed-region xml:id="ct197270136" text:id="ct197270136">
          <text:insertion>
            <office:change-info>
              <dc:creator>Unbekannter Autor</dc:creator>
              <dc:date>2014-12-06T17:20:00</dc:date>
            </office:change-info>
          </text:insertion>
        </text:changed-region>
        <text:changed-region xml:id="ct197270240" text:id="ct197270240">
          <text:insertion>
            <office:change-info>
              <dc:creator>Unbekannter Autor</dc:creator>
              <dc:date>2014-12-06T17:21:00</dc:date>
            </office:change-info>
          </text:insertion>
        </text:changed-region>
        <text:changed-region xml:id="ct197274512" text:id="ct197274512">
          <text:insertion>
            <office:change-info>
              <dc:creator>Unbekannter Autor</dc:creator>
              <dc:date>2014-12-06T17:22:00</dc:date>
            </office:change-info>
          </text:insertion>
        </text:changed-region>
        <text:changed-region xml:id="ct197274616" text:id="ct197274616">
          <text:insertion>
            <office:change-info>
              <dc:creator>Unbekannter Autor</dc:creator>
              <dc:date>2014-12-29T20:04:00</dc:date>
            </office:change-info>
          </text:insertion>
        </text:changed-region>
        <text:changed-region xml:id="ct197274720" text:id="ct197274720">
          <text:insertion>
            <office:change-info>
              <dc:creator>Unbekannter Autor</dc:creator>
              <dc:date>2014-12-29T20:05:00</dc:date>
            </office:change-info>
          </text:insertion>
        </text:changed-region>
        <text:changed-region xml:id="ct197274824" text:id="ct197274824">
          <text:insertion>
            <office:change-info>
              <dc:creator>Unbekannter Autor</dc:creator>
              <dc:date>2014-12-29T20:06:00</dc:date>
            </office:change-info>
          </text:insertion>
        </text:changed-region>
        <text:changed-region xml:id="ct197274928" text:id="ct197274928">
          <text:insertion>
            <office:change-info>
              <dc:creator>Unbekannter Autor</dc:creator>
              <dc:date>2014-12-29T20:07:00</dc:date>
            </office:change-info>
          </text:insertion>
        </text:changed-region>
        <text:changed-region xml:id="ct197275032" text:id="ct197275032">
          <text:insertion>
            <office:change-info>
              <dc:creator>Unbekannter Autor</dc:creator>
              <dc:date>2014-12-29T20:09:00</dc:date>
            </office:change-info>
          </text:insertion>
        </text:changed-region>
        <text:changed-region xml:id="ct197275136" text:id="ct197275136">
          <text:insertion>
            <office:change-info>
              <dc:creator>Unbekannter Autor</dc:creator>
              <dc:date>2014-12-29T20:08:00</dc:date>
            </office:change-info>
          </text:insertion>
        </text:changed-region>
        <text:changed-region xml:id="ct197275240" text:id="ct197275240">
          <text:insertion>
            <office:change-info>
              <dc:creator>Unbekannter Autor</dc:creator>
              <dc:date>2014-12-29T20:09:00</dc:date>
            </office:change-info>
          </text:insertion>
        </text:changed-region>
        <text:changed-region xml:id="ct197275344" text:id="ct197275344">
          <text:insertion>
            <office:change-info>
              <dc:creator>Unbekannter Autor</dc:creator>
              <dc:date>2014-12-29T20:10:00</dc:date>
            </office:change-info>
          </text:insertion>
        </text:changed-region>
        <text:changed-region xml:id="ct197275448" text:id="ct197275448">
          <text:deletion>
            <office:change-info>
              <dc:creator>Tamino Dauth</dc:creator>
              <dc:date>2010-09-02T09:24:00</dc:date>
            </office:change-info>
            <text:p text:style-name="P1">1 Ledermantel</text:p>
          </text:deletion>
        </text:changed-region>
        <text:changed-region xml:id="ct197275552" text:id="ct197275552">
          <text:insertion>
            <office:change-info>
              <dc:creator>Tamino Dauth</dc:creator>
              <dc:date>2010-09-02T09:24:00</dc:date>
            </office:change-info>
          </text:insertion>
        </text:changed-region>
        <text:changed-region xml:id="ct197275656" text:id="ct197275656">
          <text:deletion>
            <office:change-info>
              <dc:creator>Tamino Dauth</dc:creator>
              <dc:date>2010-09-02T09:24:00</dc:date>
            </office:change-info>
            <text:p text:style-name="P1">1 Lederkapuze</text:p>
          </text:deletion>
        </text:changed-region>
        <text:changed-region xml:id="ct197275760" text:id="ct197275760">
          <text:insertion>
            <office:change-info>
              <dc:creator>Tamino Dauth</dc:creator>
              <dc:date>2010-09-02T09:24:00</dc:date>
            </office:change-info>
          </text:insertion>
        </text:changed-region>
        <text:changed-region xml:id="ct197275864" text:id="ct197275864">
          <text:deletion>
            <office:change-info>
              <dc:creator>Tamino Dauth</dc:creator>
              <dc:date>2010-09-02T09:24:00</dc:date>
            </office:change-info>
            <text:p text:style-name="P1">1 Jagdbogen</text:p>
          </text:deletion>
        </text:changed-region>
        <text:changed-region xml:id="ct197275968" text:id="ct197275968">
          <text:insertion>
            <office:change-info>
              <dc:creator>Tamino Dauth</dc:creator>
              <dc:date>2010-09-02T09:24:00</dc:date>
            </office:change-info>
          </text:insertion>
        </text:changed-region>
        <text:changed-region xml:id="ct197276072" text:id="ct197276072">
          <text:deletion>
            <office:change-info>
              <dc:creator>Tamino Dauth</dc:creator>
              <dc:date>2010-09-02T09:24:00</dc:date>
            </office:change-info>
            <text:p text:style-name="P1"><text:s/>1</text:p>
          </text:deletion>
        </text:changed-region>
        <text:changed-region xml:id="ct197276176" text:id="ct197276176">
          <text:deletion>
            <office:change-info>
              <dc:creator>Tamino Dauth</dc:creator>
              <dc:date>2010-09-02T09:25:00</dc:date>
            </office:change-info>
            <text:p text:style-name="P1">1 </text:p>
          </text:deletion>
        </text:changed-region>
        <text:changed-region xml:id="ct197276280" text:id="ct197276280">
          <text:insertion>
            <office:change-info>
              <dc:creator>Tamino Dauth</dc:creator>
              <dc:date>2010-09-02T06:51:00</dc:date>
            </office:change-info>
          </text:insertion>
        </text:changed-region>
        <text:changed-region xml:id="ct197276384" text:id="ct197276384">
          <text:insertion>
            <office:change-info>
              <dc:creator>Tamino Dauth</dc:creator>
              <dc:date>2010-09-02T09:25:00</dc:date>
            </office:change-info>
          </text:insertion>
        </text:changed-region>
        <text:changed-region xml:id="ct197325712" text:id="ct197325712">
          <text:insertion>
            <office:change-info>
              <dc:creator>Tamino Dauth</dc:creator>
              <dc:date>2010-09-26T17:37:00</dc:date>
            </office:change-info>
          </text:insertion>
        </text:changed-region>
        <text:changed-region xml:id="ct197325816" text:id="ct197325816">
          <text:insertion>
            <office:change-info>
              <dc:creator>Unbekannter Autor</dc:creator>
              <dc:date>2015-05-02T19:38:00</dc:date>
            </office:change-info>
          </text:insertion>
        </text:changed-region>
        <text:changed-region xml:id="ct197325920" text:id="ct197325920">
          <text:insertion>
            <office:change-info>
              <dc:creator>Unbekannter Autor</dc:creator>
              <dc:date>2015-09-03T19:56:00</dc:date>
            </office:change-info>
          </text:insertion>
        </text:changed-region>
        <text:changed-region xml:id="ct197326024" text:id="ct197326024">
          <text:insertion>
            <office:change-info>
              <dc:creator>Unbekannter Autor</dc:creator>
              <dc:date>2015-09-03T19:57:00</dc:date>
            </office:change-info>
          </text:insertion>
        </text:changed-region>
        <text:changed-region xml:id="ct197326128" text:id="ct197326128">
          <text:insertion>
            <office:change-info>
              <dc:creator>Unbekannter Autor</dc:creator>
              <dc:date>2015-09-03T19:58:00</dc:date>
            </office:change-info>
          </text:insertion>
        </text:changed-region>
        <text:changed-region xml:id="ct197326232" text:id="ct197326232">
          <text:insertion>
            <office:change-info>
              <dc:creator>Unbekannter Autor</dc:creator>
              <dc:date>2015-09-03T19: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vyiu"/>Name</text:p>
      <text:p text:style-name="Text_20_body"><text:span text:style-name="T6">Björn</text:span><text:bookmark text:name="vyiu1"/><text:span text:style-name="T6"> (Herkunft: Germanisch/Altdeutsch, Bedeutung: Der Bärenstarke)</text:span></text:p>
      <text:p text:style-name="P1"><text:bookmark text:name="vyiu2"/></text:p>
      <text:p text:style-name="P14"><text:bookmark text:name="vyiu3"/>Beschreibung<text:bookmark text:name="vyiu4"/></text:p>
      <text:p text:style-name="P1"><text:bookmark text:name="vyiu6"/>Björn ist Jäger und lebt in Talras. Er jagt für den Herzog und die reicheren Bewohner von Talras. Er wohnt mit dem Jäger Dago in den Steinhütten in Talras und ist mit diesem auch gut befreundet. Björn hat eine Frau, welche im Spiel nur unter dem Namen <text:change text:change-id="ct194044120"/><text:change-start text:change-id="ct194044224"/>„Björns Frau<text:change-end text:change-id="ct194044224"/><text:change text:change-id="ct194044016"/><text:change-start text:change-id="ct194044328"/>“ vorkommt. Diese arbeitet im Wirtshaus von Talras als Köchin und Bedienung. Björn und seine Frau stammen beide ursprünglich aus der Gegend um Talras, lebten früher jedoch als Kinder auf einem alten Bauernhof, etwas weiter entfernt von Talras als der <text:change-end text:change-id="ct194044328"/><text:change-start text:change-id="ct194044432"/><text:span text:style-name="T23">Bauernhof </text:span><text:change-end text:change-id="ct194044432"/><text:change-start text:change-id="ct194044536"/>des Bauern Manfred.<text:change-end text:change-id="ct194044536"/></text:p>
      <text:p text:style-name="P1"><text:bookmark text:name="vyiu7"/><text:bookmark text:name="vyiu8"/></text:p>
      <text:p text:style-name="P19">Ort</text:p>
      <text:p text:style-name="P16"><text:bookmark text:name="atp73"/>Jägerhütten in Talras</text:p>
      <text:p text:style-name="P1"><text:bookmark text:name="vyiu111"/><text:bookmark text:name="vyiu12"/></text:p>
      <text:p text:style-name="P14">Tagesablauf<text:bookmark text:name="ns33"/></text:p>
      <text:list xml:id="list133651366174585" text:continue-numbering="true" text:style-name="L1">
        <text:list-item>
          <text:p text:style-name="P2"><text:change text:change-id="ct194044640"/><text:change-start text:change-id="ct194044744"/>Morgens<text:change-end text:change-id="ct194044744"/> - 1<text:change text:change-id="ct461849992"/><text:change-start text:change-id="ct461849680"/><text:span text:style-name="T25">1</text:span><text:change-end text:change-id="ct461849680"/>:00 – Arbeitet bei den Jägerhütten in<text:change-start text:change-id="ct194044848"/> <text:change-end text:change-id="ct194044848"/>Talras<text:change-start text:change-id="ct194044952"/> (an den Fellen)<text:change-end text:change-id="ct194044952"/>.</text:p>
        </text:list-item>
        <text:list-item>
          <text:p text:style-name="P2"><text:bookmark text:name="ns332"/>1<text:change text:change-id="ct461850304"/><text:change-start text:change-id="ct461850408"/><text:span text:style-name="T25">1</text:span><text:change-end text:change-id="ct461850408"/>:00 <text:change-start text:change-id="ct194045056"/>–<text:change-end text:change-id="ct194045056"/> <text:change text:change-id="ct194045264"/><text:change text:change-id="ct194045160"/><text:change-start text:change-id="ct197194640"/>1<text:change-end text:change-id="ct197194640"/><text:change text:change-id="ct461850616"/><text:change-start text:change-id="ct461850824"/><text:span text:style-name="T25">4</text:span><text:change-end text:change-id="ct461850824"/><text:change-start text:change-id="ct461850720"/>:00<text:change-end text:change-id="ct461850720"/> – <text:change text:change-id="ct197194744"/><text:change-start text:change-id="ct197194848"/>Steht mit<text:change-end text:change-id="ct197194848"/> seiner Frau <text:change text:change-id="ct197194952"/><text:change-start text:change-id="ct197195056"/>am Feuer<text:change-end text:change-id="ct197195056"/> und unterhält sich mit ihr.</text:p>
        </text:list-item>
        <text:list-item>
          <text:p text:style-name="P2"><text:change text:change-id="ct197195264"/><text:change text:change-id="ct197195160"/><text:change-start text:change-id="ct197195368"/>1<text:change-end text:change-id="ct197195368"/><text:change text:change-id="ct461850928"/><text:change-start text:change-id="ct461851136"/><text:span text:style-name="T25">4</text:span><text:change-end text:change-id="ct461851136"/><text:change-start text:change-id="ct461851032"/>:00<text:change-end text:change-id="ct461851032"/> - <text:change text:change-id="ct197195472"/><text:change-start text:change-id="ct197195576"/>abends<text:change-end text:change-id="ct197195576"/> – Läuft zum Bauernhof und unterhält sich dort mit dem Bauern Manfred.<text:change text:change-id="ct197195784"/><text:change text:change-id="ct197195680"/><text:change-start text:change-id="ct197195888"/></text:p>
        </text:list-item>
        <text:list-item>
          <text:p text:style-name="P34">Nachts – Schläft in seiner Hütte<text:change-end text:change-id="ct197195888"/><text:change-start text:change-id="ct197195992"/></text:p>
        </text:list-item>
      </text:list>
      <text:p text:style-name="P5"><text:change-end text:change-id="ct197195992"/><text:change text:change-id="ct197196096"/><text:change-start text:change-id="ct197196200"/>Björns Frau:<text:change-end text:change-id="ct197196200"/><text:change-start text:change-id="ct197196304"/></text:p>
      <text:list xml:id="list2705915837259296771" text:style-name="L2">
        <text:list-item>
          <text:p text:style-name="P82"><text:change-end text:change-id="ct197196304"/><text:change-start text:change-id="ct197196408"/>Mor<text:change-end text:change-id="ct197196408"/><text:change-start text:change-id="ct197196512"/>gens – 1<text:change-end text:change-id="ct197196512"/><text:change text:change-id="ct461851344"/><text:change-start text:change-id="ct461851552"/><text:span text:style-name="T25">1</text:span><text:change-end text:change-id="ct461851552"/><text:change-start text:change-id="ct461851448"/>:00 Uhr – <text:change-end text:change-id="ct461851448"/><text:change text:change-id="ct197196792"/><text:change text:change-id="ct197196688"/><text:change-start text:change-id="ct197196896"/>Steht am Feuer.<text:change-end text:change-id="ct197196896"/><text:change-start text:change-id="ct197197000"/></text:p>
        </text:list-item>
        <text:list-item>
          <text:p text:style-name="P82"><text:change-end text:change-id="ct197197000"/><text:change-start text:change-id="ct197197104"/>1<text:change-end text:change-id="ct197197104"/><text:change text:change-id="ct461851656"/><text:change-start text:change-id="ct461851864"/><text:span text:style-name="T25">1</text:span><text:change-end text:change-id="ct461851864"/><text:change-start text:change-id="ct461851760"/>:00 – <text:change-end text:change-id="ct461851760"/><text:change text:change-id="ct197197208"/><text:change-start text:change-id="ct197197312"/>1<text:change-end text:change-id="ct197197312"/><text:change text:change-id="ct461851240"/><text:change-start text:change-id="ct461852072"/><text:span text:style-name="T25">4</text:span><text:change-end text:change-id="ct461852072"/><text:change-start text:change-id="ct461851968"/>:00<text:change-end text:change-id="ct461851968"/><text:change-start text:change-id="ct197197416"/> – <text:change-end text:change-id="ct197197416"/><text:change text:change-id="ct197197520"/><text:change-start text:change-id="ct197197624"/>Steht<text:change-end text:change-id="ct197197624"/><text:change-start text:change-id="ct197197728"/> mit Björn<text:change-end text:change-id="ct197197728"/><text:change text:change-id="ct197197832"/><text:change-start text:change-id="ct197197936"/> Feuer<text:change-end text:change-id="ct197197936"/><text:change-start text:change-id="ct197198040"/> und unterh<text:change-end text:change-id="ct197198040"/><text:change-start text:change-id="ct197198144"/>ält sich mit ihm.</text:p>
        </text:list-item>
        <text:list-item>
          <text:p text:style-name="P82"><text:change-end text:change-id="ct197198144"/><text:change text:change-id="ct197198248"/><text:change-start text:change-id="ct197198352"/>1<text:change-end text:change-id="ct197198352"/><text:change text:change-id="ct461852176"/><text:change-start text:change-id="ct461852384"/><text:span text:style-name="T25">4</text:span><text:change-end text:change-id="ct461852384"/><text:change-start text:change-id="ct461852280"/>:00<text:change-end text:change-id="ct461852280"/><text:change-start text:change-id="ct197198456"/> – abends – <text:change-end text:change-id="ct197198456"/><text:change text:change-id="ct197198560"/><text:change-start text:change-id="ct197211024"/>Steht am Feuer.<text:change-end text:change-id="ct197211024"/><text:change-start text:change-id="ct197211128"/></text:p>
        </text:list-item>
        <text:list-item>
          <text:p text:style-name="P82">Nachts – Schläft in Björns Hütte.<text:change-end text:change-id="ct197211128"/></text:p>
        </text:list-item>
      </text:list>
      <text:p text:style-name="P1"><text:bookmark text:name="vyiu15"/></text:p>
      <text:p text:style-name="P14"><text:bookmark text:name="vyiu16"/>Zugehörigkeit<text:bookmark text:name="vyiu17"/></text:p>
      <text:p text:style-name="P1"><text:bookmark text:name="f-855"/>Jagdleute</text:p>
      <text:p text:style-name="P1"><text:bookmark text:name="vyiu19"/><text:bookmark text:name="vyiu20"/></text:p>
      <text:p text:style-name="P14"><text:bookmark text:name="f-856"/>Aufträge</text:p>
      <text:list xml:id="list1119662475078462142" text:style-name="L3">
        <text:list-item>
          <text:p text:style-name="P26"><text:bookmark text:name="dfq1"/><text:bookmark text:name="dfq10"/>Sekundär – <text:bookmark text:name="z0dk3"/>Felle für die Bauern<text:change-start text:change-id="ct197211232"/></text:p>
        </text:list-item>
        <text:list-item>
          <text:p text:style-name="P27">Sekundär <text:change-end text:change-id="ct197211232"/><text:change-start text:change-id="ct197211336"/>–<text:change-end text:change-id="ct197211336"/><text:change-start text:change-id="ct197211440"/> Rebhuhnjagd<text:change-end text:change-id="ct197211440"/></text:p>
        </text:list-item>
      </text:list>
      <text:p text:style-name="P1"><text:bookmark text:name="vyiu23"/></text:p>
      <text:p text:style-name="P14"><text:bookmark text:name="ik9t1"/>Dialog</text:p>
      <text:list xml:id="list7914522668487673987" text:style-name="L4">
        <text:list-item>
          <text:p text:style-name="P28">N: He Fremder<text:change text:change-id="ct197211544"/><text:change-start text:change-id="ct197211648"/>! Woher kommst du?<text:change-end text:change-id="ct197211648"/></text:p>
          <text:list>
            <text:list-item>
              <text:p text:style-name="P28"><text:bookmark text:name="f0wr"/>Von weit her.</text:p>
            </text:list-item>
            <text:list-item>
              <text:p text:style-name="P36">N: So, dann bist du vielleicht meinem Freund Dago begegnet.<text:bookmark text:name="f0wr0"/></text:p>
            </text:list-item>
            <text:list-item>
              <text:p text:style-name="P28">Das geht dich überhaupt nichts an<text:change text:change-id="ct197211752"/><text:change-start text:change-id="ct197211856"/>!<text:change-end text:change-id="ct197211856"/></text:p>
            </text:list-item>
            <text:list-item>
              <text:p text:style-name="P36">N: Ich wollte nur wissen, ob du vielleicht meinen Freund Dago <text:change text:change-id="ct197211960"/><text:change-start text:change-id="ct197212064"/><text:span text:style-name="T3">begegnet bist</text:span><text:change-end text:change-id="ct197212064"/><text:change text:change-id="ct197212168"/><text:change-start text:change-id="ct197212272"/><text:span text:style-name="T3">.</text:span><text:change-end text:change-id="ct197212272"/></text:p>
            </text:list-item>
            <text:list-item>
              <text:p text:style-name="P28">N: Er jagt irgendwo südöstlich der Burg und sollte eigentlich längst schon zurückgekehrt sein.</text:p>
            </text:list-item>
            <text:list-item>
              <text:p text:style-name="P37">(Dago ist tot)</text:p>
            </text:list-item>
            <text:list-item>
              <text:p text:style-name="P44">C: Dago ist tot. Die Bären haben ihn gefressen.<text:change-start text:change-id="ct197212376"/></text:p>
            </text:list-item>
            <text:list-item>
              <text:p text:style-name="P44">(Ist der erste Charakter, der vom Tod Dagos erzählt)<text:change-end text:change-id="ct197212376"/><text:change-start text:change-id="ct197212480"/></text:p>
            </text:list-item>
            <text:list-item>
              <text:p text:style-name="P46">N: So eine Scheiße! Diese verdammten Bären! Moment, bist du dir überhaupt sicher, dass es Dago war?</text:p>
            </text:list-item>
            <text:list-item>
              <text:p text:style-name="P46">C: Wenn er eine<text:change-end text:change-id="ct197212480"/><text:change-start text:change-id="ct197212584"/><text:span text:style-name="T23">n</text:span><text:change-end text:change-id="ct197212584"/><text:change-start text:change-id="ct197212688"/> <text:change-end text:change-id="ct197212688"/><text:change text:change-id="ct197212792"/><text:change-start text:change-id="ct197212896"/><text:span text:style-name="T23">Bogen</text:span><text:change-end text:change-id="ct197212896"/><text:change-start text:change-id="ct197233552"/> bei sich trug und <text:change-end text:change-id="ct197233552"/><text:change text:change-id="ct197233656"/><text:change-start text:change-id="ct197233760"/><text:span text:style-name="T23">Jagdkleidung</text:span><text:change-end text:change-id="ct197233760"/><text:change-start text:change-id="ct197233864"/> an hatte, dann war es wohl Dago.</text:p>
            </text:list-item>
            <text:list-item>
              <text:p text:style-name="P46">N: Ja, das tat er. Das <text:span text:style-name="T9">gibt’s</text:span> doch nicht. Getötet von Bären, der Arme.</text:p>
            </text:list-item>
            <text:list-item>
              <text:p text:style-name="P44"><text:change-end text:change-id="ct197233864"/><text:change-start text:change-id="ct197233968"/>(Ist nicht erste Charakter, der vom Tod Dagos erzählt)</text:p>
            </text:list-item>
            <text:list-item>
              <text:p text:style-name="P46">N: Dann muss es wohl wahr sein. Du bist nicht der Erste, der mir das erzählt. Verdammter Mist!<text:change-end text:change-id="ct197233968"/></text:p>
            </text:list-item>
            <text:list-item>
              <text:p text:style-name="P37"><text:soft-page-break/>(Dago lebt)</text:p>
            </text:list-item>
            <text:list-item>
              <text:p text:style-name="P44">C: Ja, <text:change text:change-id="ct197234072"/><text:change-start text:change-id="ct197234176"/><text:span text:style-name="T15">bin</text:span><text:change-end text:change-id="ct197234176"/> ich.</text:p>
            </text:list-item>
            <text:list-item>
              <text:p text:style-name="P44">(Charakter spielt mit anderen und weiß nichts von den Pilzen oder der Niederbrennung der Bären)</text:p>
            </text:list-item>
            <text:list-item>
              <text:p text:style-name="P47">C: Meine Gefährten und ich haben ihm geholfen, zwei Bären zu töten, die ihn angriffen.</text:p>
            </text:list-item>
            <text:list-item>
              <text:p text:style-name="P47">(Ist der erste Charakter, der ihm davon berichtet)</text:p>
            </text:list-item>
            <text:list-item>
              <text:p text:style-name="P48">N: Tatsächlich? Hmm, ich werde mich mal umhören und schauen, ob ich dir das glauben kann. Na ja, du hast mir ja immerhin davon berichtet, dass er noch lebt und das glaube ich dir.</text:p>
            </text:list-item>
            <text:list-item>
              <text:p text:style-name="P48">N: Diese Information ist mir 20 Goldmünzen wert. Da hast du sie.</text:p>
            </text:list-item>
            <text:list-item>
              <text:p text:style-name="P48">Charakter erhält 20 Goldmünzen.</text:p>
            </text:list-item>
            <text:list-item>
              <text:p text:style-name="P49">(Ist nicht der erste Charakter, der ihm davon berichtet)</text:p>
            </text:list-item>
            <text:list-item>
              <text:p text:style-name="P50">N: Einer deiner Freunde hat mir etwas Ähnliches erzählt. Hier hast du 100 Goldmünzen für eure noble Tat!</text:p>
            </text:list-item>
            <text:list-item>
              <text:p text:style-name="P50">Charakter erhält 100 Goldmünzen.</text:p>
            </text:list-item>
            <text:list-item>
              <text:p text:style-name="P51">(Charakter spielt alleine und weiß nichts von den Pilzen oder der Niederbrennung der Bären)</text:p>
            </text:list-item>
            <text:list-item>
              <text:p text:style-name="P47">C: Ich habe ihm geholfen, zwei Bären zu töten, die ihn angriffen.</text:p>
            </text:list-item>
            <text:list-item>
              <text:p text:style-name="P47">N: Was denn? Du ganz allein? Dass ich nicht lache! Na wenigstens geht es ihm gut. Danke für die Auskunft, Fremder. Hier hast du ein paar Goldmünzen.</text:p>
            </text:list-item>
            <text:list-item>
              <text:p text:style-name="P47">Charakter erhält 20 Goldmünzen.</text:p>
            </text:list-item>
            <text:list-item>
              <text:p text:style-name="P51">C: Er wollte noch ein paar Pilze sammeln bevor, er in die Burg zurückkehrt. (Charakter weiß von den Pilzen)</text:p>
            </text:list-item>
            <text:list-item>
              <text:p text:style-name="P47">N: Ja, das kann gut sein. Gut dass es ihm gut geht. Ich habe mir schon Sorgen gemacht.</text:p>
            </text:list-item>
            <text:list-item>
              <text:p text:style-name="P47">(Mehr als ein Charakter hat bereits von der Bärentat erzählt)</text:p>
            </text:list-item>
            <text:list-item>
              <text:p text:style-name="P50">N: Mir ist übrigens von eurer noblen Tat zu Ohren gekommen. Danke, dass ihr Dago beschützt habt. Hier hast du 100 Goldmünzen. Das ist es mir einfach wert.</text:p>
            </text:list-item>
            <text:list-item>
              <text:p text:style-name="P50">Charakter erhält 100 Goldmünzen.</text:p>
            </text:list-item>
            <text:list-item>
              <text:p text:style-name="P44">C: Er wollte sich an einigen Bären rächen, von denen wir zwei gemeinsam getötet haben. (Charakter hat den Auftrag <text:change text:change-id="ct197234280"/><text:change-start text:change-id="ct197234384"/>„<text:change-end text:change-id="ct197234384"/>Brennt die Bären nieder!<text:change text:change-id="ct197234488"/><text:change-start text:change-id="ct197234592"/>“<text:change-end text:change-id="ct197234592"/> erhalten)</text:p>
            </text:list-item>
            <text:list-item>
              <text:p text:style-name="P46">N: Das sieht ihm ähnlich.<text:change-start text:change-id="ct197234696"/></text:p>
            </text:list-item>
            <text:list-item>
              <text:p text:style-name="P46">(Noch kein Charakter hat von der Sache mit den Bären berichtet)<text:change-end text:change-id="ct197234696"/></text:p>
            </text:list-item>
            <text:list-item>
              <text:p text:style-name="P53">N: Klingt nur etwas seltsam, das mit dem Töten zweier Bären meine ich. Dennoch, hier hast du 20 Goldmünzen für die Auskunft.<text:change-start text:change-id="ct197234800"/></text:p>
            </text:list-item>
            <text:list-item>
              <text:p text:style-name="P53"><text:change-end text:change-id="ct197234800"/><text:change text:change-id="ct197234904"/><text:change-start text:change-id="ct197235008"/>Charakter erhält 20 Goldmünzen<text:change-end text:change-id="ct197235008"/><text:change-start text:change-id="ct197235112"/></text:p>
            </text:list-item>
            <text:list-item>
              <text:p text:style-name="P46">(Ist nicht der erste Charakter, der ihm davon berichtet<text:change-end text:change-id="ct197235112"/><text:change-start text:change-id="ct197235216"/>)<text:change-end text:change-id="ct197235216"/></text:p>
            </text:list-item>
            <text:list-item>
              <text:p text:style-name="P53">N: Ich habe von eurem gemeinsamen Kampf gehört und bin stolz auf euch, dass ihr ihm geholfen habt. Hier hast du 100 Goldmünzen.</text:p>
            </text:list-item>
            <text:list-item>
              <text:p text:style-name="P53">Charakter erhält 100 Goldmünzen</text:p>
            </text:list-item>
          </text:list>
        </text:list-item>
        <text:list-item>
          <text:p text:style-name="P28">Woher kennst du Dago?</text:p>
          <text:list>
            <text:list-item>
              <text:p text:style-name="P28"><text:bookmark text:name="fdvr"/><text:bookmark text:name="ik9t10"/>N: Er wohnt in der unteren Hütte und ist mit mir der einzige Jäger in Talras.</text:p>
            </text:list-item>
            <text:list-item>
              <text:p text:style-name="P28"><text:soft-page-break/>N: Ich bin übrigens Björn.</text:p>
            </text:list-item>
            <text:list-item>
              <text:p text:style-name="P28"><text:change-start text:change-id="ct197235320"/>C: Ist das deine Frau? (Björns Frau ist in der Nähe)<text:change-end text:change-id="ct197235320"/></text:p>
            </text:list-item>
            <text:list-item>
              <text:p text:style-name="P28">N: Ja und lass dir bloß nichts Dummes einfallen. Wenn du sie blöd anmachst oder anquatscht, prügel ich dir deine Dreck<text:change text:change-id="ct197235424"/><text:change-start text:change-id="ct197251984"/>sfresse zu Brei, verstanden?<text:change-end text:change-id="ct197251984"/></text:p>
            </text:list-item>
            <text:list-item>
              <text:p text:style-name="P28">(Auftrag <text:change text:change-id="ct197252088"/><text:change-start text:change-id="ct197252192"/>„Felle für die Bauern<text:change-end text:change-id="ct197252192"/><text:change text:change-id="ct197252296"/><text:change-start text:change-id="ct197252400"/>“ nicht abgeschlossen)<text:change-end text:change-id="ct197252400"/></text:p>
            </text:list-item>
            <text:list-item>
              <text:p text:style-name="P55">C: Komm mal wieder runter! Ich hab doch nur gefragt.</text:p>
            </text:list-item>
            <text:list-item>
              <text:p text:style-name="P55">N: Schon gut, aber bei sowas verstehe ich keinen Spaß und habe schon schlechte Erfahrung mit Landstreichern gemacht.</text:p>
            </text:list-item>
            <text:list-item>
              <text:p text:style-name="P28">(Auftrag <text:change text:change-id="ct197252504"/><text:change-start text:change-id="ct197252608"/>„Felle für die Bauern<text:change-end text:change-id="ct197252608"/><text:change text:change-id="ct197252712"/><text:change-start text:change-id="ct197252816"/>“ abgeschlossen)<text:change-end text:change-id="ct197252816"/></text:p>
            </text:list-item>
            <text:list-item>
              <text:p text:style-name="P55">C: So so, du <text:change text:change-id="ct197252920"/><text:change-start text:change-id="ct197253024"/>Riese.<text:change-end text:change-id="ct197253024"/></text:p>
            </text:list-item>
            <text:list-item>
              <text:p text:style-name="P55">N: Ich ... äh ... ich, ich meine ... ich wollte nicht ... ich wollte nur ...</text:p>
            </text:list-item>
            <text:list-item>
              <text:p text:style-name="P55">C: Höflich sagen, dass ich deine Frau gut behandeln soll?</text:p>
            </text:list-item>
            <text:list-item>
              <text:p text:style-name="P55">N: Ja, ich meine ... ja, genau das!</text:p>
            </text:list-item>
          </text:list>
        </text:list-item>
        <text:list-item>
          <text:p text:style-name="P28">Was machst du hier? (<text:change text:change-id="ct197253128"/><text:change-start text:change-id="ct197253232"/>Björn <text:change-end text:change-id="ct197253232"/><text:change text:change-id="ct197253336"/><text:change-start text:change-id="ct197253440"/>befindet sich auf dem Bauernhof<text:change-end text:change-id="ct197253440"/><text:change-start text:change-id="ct197253544"/> und nach <text:change-end text:change-id="ct197253544"/><text:change text:change-id="ct197253648"/><text:change-start text:change-id="ct197253752"/>„Woher kennst du Dago?<text:change-end text:change-id="ct197253752"/><text:change text:change-id="ct197253856"/><text:change-start text:change-id="ct197262224"/>“)<text:change-end text:change-id="ct197262224"/></text:p>
          <text:list>
            <text:list-item>
              <text:p text:style-name="P28"><text:bookmark text:name="kj70"/><text:bookmark text:name="ik9t28"/>N: Ich verkaufe dem Bauern Manfred Felle. Allerdings fehlen mir noch <text:change text:change-id="ct197262328"/><text:change-start text:change-id="ct197262432"/>Riesen-Felle. Die Viecher sind einfach zu stark für mich und ich bleibe lieber am Leben als dass ich ein besseres Geschäft mache.<text:change-end text:change-id="ct197262432"/></text:p>
            </text:list-item>
            <text:list-item>
              <text:p text:style-name="P28">C: <text:change text:change-id="ct197262536"/><text:change-start text:change-id="ct197262640"/>Riesen-Felle?<text:change-end text:change-id="ct197262640"/></text:p>
            </text:list-item>
            <text:list-item>
              <text:p text:style-name="P28">N: Ja, östlich vom Fluss leben einige <text:change text:change-id="ct197262744"/><text:change-start text:change-id="ct197262848"/>Riesen. Die sind groß<text:change-end text:change-id="ct197262848"/><text:change text:change-id="ct197262952"/><text:change-start text:change-id="ct197263056"/> und haben folglich große Felle, die man sehr teuer verkaufen kann. Du müsstest mit Trommons Fähre rüberfahren.<text:change-end text:change-id="ct197263056"/></text:p>
            </text:list-item>
            <text:list-item>
              <text:p text:style-name="P28">N: Allerdings würde ich dir das nicht empfehlen, da die Viecher einfach verdammt aggressiv und stark sind. Mit drei dieser verdammten Felle hätte ich bestimmt den Gewinn eines ganzen Jahres drinnen.</text:p>
            </text:list-item>
            <text:list-item>
              <text:p text:style-name="P28">Neuer Auftrag <text:change text:change-id="ct197263160"/><text:change-start text:change-id="ct197263264"/>„Felle für die Bauern<text:change-end text:change-id="ct197263264"/><text:change text:change-id="ct197263368"/><text:change-start text:change-id="ct197263472"/>“<text:change-end text:change-id="ct197263472"/></text:p>
            </text:list-item>
            <text:list-item>
              <text:p text:style-name="P57">Ich habe hier drei <text:change text:change-id="ct197263576"/><text:change-start text:change-id="ct197263680"/>Riesen-Felle. (Auftragsziel 1 des Auftrags <text:change-end text:change-id="ct197263680"/><text:change text:change-id="ct197263784"/><text:change-start text:change-id="ct197263888"/>„Felle für die Bauern<text:change-end text:change-id="ct197263888"/><text:change text:change-id="ct197263992"/><text:change-start text:change-id="ct197264096"/>“ abgeschlossen und Charakter hat tatsächlich drei Riesen-Felle)<text:change-end text:change-id="ct197264096"/></text:p>
            </text:list-item>
            <text:list-item>
              <text:p text:style-name="P28">N: Willst du mich verarschen oder was? ... Tatsächlich! Verdammt, wie hast du das angestellt?</text:p>
            </text:list-item>
            <text:list-item>
              <text:p text:style-name="P28">C: Mit Gewalt.</text:p>
            </text:list-item>
            <text:list-item>
              <text:p text:style-name="P28">N: Mann, vor dir sollte man sich besser in Acht nehmen. Scheinst ja ein harter Brocken zu sein. Wie viel willst du für die Felle?</text:p>
            </text:list-item>
            <text:list-item>
              <text:p text:style-name="P37">600 Goldmünzen<text:change-start text:change-id="ct197268368"/>.<text:change-end text:change-id="ct197268368"/></text:p>
            </text:list-item>
            <text:list-item>
              <text:p text:style-name="P44">N: In Ordnung. Hier hast du 600 Goldmünzen. Damit kriege ich immer noch 1 Drittel des Gewinns rein. Vielen Dank.</text:p>
            </text:list-item>
            <text:list-item>
              <text:p text:style-name="P44">Charakter erhält 600 Goldmünzen.</text:p>
            </text:list-item>
            <text:list-item>
              <text:p text:style-name="P44">Auftrag <text:change text:change-id="ct197268472"/><text:change-start text:change-id="ct197268576"/>„Felle für die Bauern<text:change-end text:change-id="ct197268576"/><text:change text:change-id="ct197268680"/><text:change-start text:change-id="ct197268784"/>“ abgeschlossen<text:change-end text:change-id="ct197268784"/></text:p>
            </text:list-item>
            <text:list-item>
              <text:p text:style-name="P37">Die Hälfte deines Gewinns<text:change-start text:change-id="ct197268888"/>.<text:change-end text:change-id="ct197268888"/></text:p>
            </text:list-item>
            <text:list-item>
              <text:p text:style-name="P44">N: In Ordnung. Hier hast du 450 Goldmünzen und zum Dank schenke ich dir noch einen meiner schönsten Bogen.</text:p>
            </text:list-item>
            <text:list-item>
              <text:p text:style-name="P44">Charakter erhält <text:change text:change-id="ct197268992"/><text:change-start text:change-id="ct197269096"/>„Björns Kurzbogen<text:change-end text:change-id="ct197269096"/><text:change text:change-id="ct197269200"/><text:change-start text:change-id="ct197269304"/>“ und 450 Goldmünzen.<text:change-end text:change-id="ct197269304"/></text:p>
            </text:list-item>
            <text:list-item>
              <text:p text:style-name="P44">Auftrag <text:change text:change-id="ct197269408"/><text:change-start text:change-id="ct197269512"/>„Felle für die Bauern<text:change-end text:change-id="ct197269512"/><text:change text:change-id="ct197269616"/><text:change-start text:change-id="ct197269720"/>“ abgeschlossen.<text:change-end text:change-id="ct197269720"/><text:change-start text:change-id="ct197269824"/></text:p>
            </text:list-item>
          </text:list>
        </text:list-item>
        <text:list-item>
          <text:p text:style-name="P58">Suchst du einen Schüler? <text:span text:style-name="T13">(Auftragsziel 1 des Auftrags „Kunos Tochter“ aktiv und nicht abgeschlossen)</text:span></text:p>
        </text:list-item>
        <text:list-item>
          <text:p text:style-name="P38">N: Einen Schüler? Du meinst ich soll jemandem das Jagen beibringen?</text:p>
        </text:list-item>
        <text:list-item>
          <text:p text:style-name="P38">C: <text:change-end text:change-id="ct197269824"/><text:change-start text:change-id="ct197269928"/>Ganz genau.</text:p>
        </text:list-item>
        <text:list-item>
          <text:p text:style-name="P38">N: Möglich, ich würde es jedoch nicht umsonst tun! Um wen geht es denn?</text:p>
        </text:list-item>
        <text:list-item>
          <text:p text:style-name="P38">C: Um Kunos Tochter.</text:p>
        </text:list-item>
        <text:list-item>
          <text:p text:style-name="P38">N: Kunos<text:change-end text:change-id="ct197269928"/><text:change-start text:change-id="ct197270032"/> Tochter?! Na so<text:span text:style-name="T14">was</text:span>, damit hätte ich jetzt nicht gerechnet. Also wenn das so ist <text:span text:style-name="T9">…</text:span></text:p>
        </text:list-item>
        <text:list-item>
          <text:p text:style-name="P38"><text:span text:style-name="T9">N: Kuno liefert Holz </text:span><text:span text:style-name="T10">an den Bauernho</text:span><text:change-end text:change-id="ct197270032"/><text:change-start text:change-id="ct197270136"/><text:span text:style-name="T10">f auf dem ich </text:span><text:span text:style-name="T12">selbst Felle verkaufe</text:span><text:span text:style-name="T10">. Er ist ein </text:span><text:soft-page-break/><text:span text:style-name="T10">anständiger Kerl.</text:span></text:p>
        </text:list-item>
        <text:list-item>
          <text:p text:style-name="P39"><text:span text:style-name="T9">N: Er lebt da draußen ganz alleine mit seiner Tochter im Wald. Es könnte nicht schaden, wenn sie sich in der Wildnis besser zurechtfände</text:span><text:change-end text:change-id="ct197270136"/><text:change-start text:change-id="ct197270240"/><text:span text:style-name="T9">. Immerhin ist das ein verdammt gefährlicher Wald.</text:span></text:p>
        </text:list-item>
        <text:list-item>
          <text:p text:style-name="P41">N: Sag ihm, ich werde seine Tochter ausbilden, wenn er sie vorbeischickt. Es kostet ihn natürlich nichts.</text:p>
        </text:list-item>
        <text:list-item>
          <text:p text:style-name="P42">C: Mache ich.</text:p>
        </text:list-item>
        <text:list-item>
          <text:p text:style-name="P40"><text:span text:style-name="T9">Auftragsziel </text:span><text:change-end text:change-id="ct197270240"/><text:change-start text:change-id="ct197274512"/><text:span text:style-name="T11">1 des Auftrags „Kunos Tochter“</text:span><text:span text:style-name="T9"> abgeschlossen</text:span><text:change-end text:change-id="ct197274512"/><text:change-start text:change-id="ct197274616"/></text:p>
        </text:list-item>
        <text:list-item>
          <text:p text:style-name="P70">Kannst du Pfeile herstellen? (Auftragsziel 3 des Auftrags „Die Befestigung von Talras“ ist aktiv)</text:p>
        </text:list-item>
        <text:list-item>
          <text:p text:style-name="P72"><text:span text:style-name="T6">N: </text:span><text:span text:style-name="T7">Klar, wieso fragst du?</text:span></text:p>
        </text:list-item>
        <text:list-item>
          <text:p text:style-name="P73">C: Markward benötigt Pfeile zur Verteidigung der Burg.</text:p>
        </text:list-item>
        <text:list-item>
          <text:p text:style-name="P73"><text:span text:style-name="T16">N: </text:span><text:span text:style-name="T17">Ich sehe schon es handelt sich um eine wichtige Angelegenheit. Pass auf ich fertige neue Pfeile an und gebe ihm</text:span><text:change-end text:change-id="ct197274616"/><text:change-start text:change-id="ct197274720"/><text:span text:style-name="T17"> noch ein paar von mir.</text:span></text:p>
        </text:list-item>
        <text:list-item>
          <text:p text:style-name="P75">N: Das dauert allerdings eine Weile. Komm <text:span text:style-name="T22">später</text:span> noch einmal vorbei.</text:p>
        </text:list-item>
        <text:list-item>
          <text:p text:style-name="P75">Auftragsziel 3 des Auftrags „Die Befestigung von Talras“ abgeschlossen</text:p>
        </text:list-item>
        <text:list-item>
          <text:p text:style-name="P74"><text:span text:style-name="T16">Auftragsziel </text:span><text:change-end text:change-id="ct197274720"/><text:change-start text:change-id="ct197274824"/><text:span text:style-name="T16">4 des Auftrags „Die Befestigung von Talras“ aktiviert</text:span></text:p>
        </text:list-item>
        <text:list-item>
          <text:p text:style-name="P71">Sind die Pfeile fertig? (Auftragsziel 4 des Auftrags „Die Befestigung von Talras“ ist aktiv)</text:p>
        </text:list-item>
        <text:list-item>
          <text:p text:style-name="P76">(<text:span text:style-name="T22">Genügend Zeit ist</text:span> vergangen)</text:p>
        </text:list-item>
        <text:list-item>
          <text:p text:style-name="P78"><text:span text:style-name="T16">N: Ja, hier hast du sie.</text:span><text:change-end text:change-id="ct197274824"/><text:change-start text:change-id="ct197274928"/><text:span text:style-name="T16"> Am besten du platzierst sie an strategisch wichtigen Orten in der Burg.</text:span><text:change-end text:change-id="ct197274928"/><text:change-start text:change-id="ct197275032"/></text:p>
        </text:list-item>
        <text:list-item>
          <text:p text:style-name="P78"><text:span text:style-name="T16">N: </text:span><text:change-end text:change-id="ct197275032"/><text:change-start text:change-id="ct197275136"/><text:span text:style-name="T16">Markward wird dich sowie</text:span><text:change-end text:change-id="ct197275136"/><text:change-start text:change-id="ct197275240"/><text:span text:style-name="T16">so früher oder später mit den Pfeilen losschicken.</text:span></text:p>
        </text:list-item>
        <text:list-item>
          <text:p text:style-name="P79">Charakter erhält Pfeilbündel</text:p>
        </text:list-item>
        <text:list-item>
          <text:p text:style-name="P78"><text:span text:style-name="T16">Auftragsziel 4 des Auftrags „Die Befestigung von Talras“ abge</text:span><text:change-end text:change-id="ct197275240"/><text:change-start text:change-id="ct197275344"/><text:span text:style-name="T16">schlossen</text:span></text:p>
        </text:list-item>
        <text:list-item>
          <text:p text:style-name="P79">Auftragsziel 5 des Auftrags „Die Befestigung von Talras“ aktiviert</text:p>
        </text:list-item>
        <text:list-item>
          <text:p text:style-name="P77">(Weniger als <text:span text:style-name="T22">fünf Sekunden sind </text:span>vergangen)</text:p>
        </text:list-item>
        <text:list-item>
          <text:p text:style-name="P80">N: Du bist ja lustig. Es <text:span text:style-name="T22">sind noch nicht einmal fünf Sekunden</text:span> vergangen!</text:p>
        </text:list-item>
        <text:list-item>
          <text:p text:style-name="P80">Erfahrungsbonus „Ungeduld“</text:p>
        </text:list-item>
        <text:list-item>
          <text:p text:style-name="P77">(Noch keine zwei Tage vergangen)</text:p>
        </text:list-item>
        <text:list-item>
          <text:p text:style-name="P80">N: Nein, du musst dich noch etwas gedulden.</text:p>
        </text:list-item>
        <text:list-item>
          <text:p text:style-name="P59">Was verkaufst du?</text:p>
          <text:list>
            <text:list-item>
              <text:p text:style-name="P59">N: Alles was ein Jäger so gebrauchen kann. Einen guten Bogen, warme Bekleidung, Pfeile, Fallen und Messer. Sieh es dir einfach an.</text:p>
            </text:list-item>
          </text:list>
        </text:list-item>
        <text:list-item>
          <text:p text:style-name="P60">Ist das dein Hundezwinger? (Björn befindet sich in der Burg)</text:p>
          <text:list>
            <text:list-item>
              <text:p text:style-name="P60">N: In der Tat, aber eigentlich gehört er dem Herzog. Dago und ich kümmern uns jedoch um die Hunde.</text:p>
            </text:list-item>
            <text:list-item>
              <text:p text:style-name="P60">N: Nun muss ich mich wohl alleine um sie kümmern. (Dago ist tot)</text:p>
            </text:list-item>
            <text:list-item>
              <text:p text:style-name="P60">N: Die Hunde wurden von uns zu den besten Jagdhunden weit und breit ausgebildet. Sie spüren jeden Fuchs und jeden Hasen auf. Ich bin ganz besonders stolz auf sie.</text:p>
            </text:list-item>
            <text:list-item>
              <text:p text:style-name="P60">N: <text:span text:style-name="T19">Der Herzog veranstaltet nur selten eine Treibjagd, zu besonderen Anlässen. Wenn es soweit ist, dann müssen sie gut vorbereitet sein.</text:span></text:p>
            </text:list-item>
            <text:list-item>
              <text:p text:style-name="P61">C: Verkaufst du auch Hunde?</text:p>
            </text:list-item>
            <text:list-item>
              <text:p text:style-name="P62">N: Was?! Was erlaubst du dir? Diese Hunde sind mir ans Herz gewachsen. Nie würde ich sie hergeben.</text:p>
            </text:list-item>
            <text:list-item>
              <text:p text:style-name="P62">C: Ich dachte sie gehören dem Herzog.</text:p>
            </text:list-item>
            <text:list-item>
              <text:p text:style-name="P62">N: Ja, sicher … also gut. Der Her<text:span text:style-name="T23">z</text:span>og hat tatsächlich zu viele Hunde. Die vermehren sich auch wie die Karnickel. Wenn du einen angemessenen Preis bezahlst, dann kannst du einen Hund haben.</text:p>
            </text:list-item>
            <text:list-item>
              <text:p text:style-name="P62">N: Aber bitte behandele sie gut. Du weißt nicht wie lange ich mit einigen schon zusammenlebe. <text:span text:style-name="T20">Da baut man eine Bindung auf die stärker ist als zu manchem </text:span><text:soft-page-break/><text:span text:style-name="T20">Menschen.</text:span></text:p>
            </text:list-item>
          </text:list>
        </text:list-item>
        <text:list-item>
          <text:p text:style-name="P63">Ist das dein Falkenkäfig? <text:span text:style-name="T18">(Björn befindet sich in der Burg)</text:span></text:p>
          <text:list>
            <text:list-item>
              <text:p text:style-name="P64">N: Ja das ist er. Die Falken darin gehören allerdings dem Herzog. Dago und ich haben diese Falken für ihn ausgebildet.</text:p>
            </text:list-item>
            <text:list-item>
              <text:p text:style-name="P64">N: Aber jetzt bin ich wohl alleine für sich verantwortlich (traurig). (Dago ist tot)</text:p>
            </text:list-item>
            <text:list-item>
              <text:p text:style-name="P64">N: Die Falknerei ist eine schwierige <text:span text:style-name="T24">Form der Jagd</text:span>, musst du wissen. Es erfordert viel Geduld und Übung, bis ein Falke ausgebildet ist. Diese Tiere besitzen einen großen persönlichen Wert für mich.</text:p>
            </text:list-item>
            <text:list-item>
              <text:p text:style-name="P64">N: Aber auch für den Adel sind sie von unschätzbarem Wert. Ein ausgebildeter Jagdfalke ist fast unbezahlbar.</text:p>
            </text:list-item>
            <text:list-item>
              <text:p text:style-name="P64">N: Ich hoffe der Herzog geht bald wieder auf eine Jagd mit ihnen. Das ist das größte Erlebnis für einen einfachen Jäger wie mich.</text:p>
            </text:list-item>
            <text:list-item>
              <text:p text:style-name="P64">C: Kann man sie auch kaufen?</text:p>
            </text:list-item>
            <text:list-item>
              <text:p text:style-name="P64">N: Sicher, wenn du die nötigen Goldmünzen dabei hast. Das glaube ich aber kaum. Vielleicht hat der Herzog ja noch Schulden bei irgendwem, aber er gestattet tatsächlich den Verkauf dieser wunderbaren Tiere.</text:p>
            </text:list-item>
          </text:list>
        </text:list-item>
        <text:list-item>
          <text:p text:style-name="P65">Geh mit mir auf die Jagd.</text:p>
          <text:list>
            <text:list-item>
              <text:p text:style-name="P65">N: Tut mir leid, ich habe gerade keine Zeit dafür. Kennst du dich denn überhaupt damit aus?</text:p>
            </text:list-item>
            <text:list-item>
              <text:p text:style-name="P65">C: Bestimmt.</text:p>
            </text:list-item>
            <text:list-item>
              <text:p text:style-name="P65">N: <text:span text:style-name="T24">Gut, dann geh doch selbst jagen. </text:span>Wenn du einen Vorstehhund und einen Jagdfalken hast, dann kannst du Rebhühner jagen. Der Vorstehhund zeigt dir, dass er das Huhn gefunden hat. Der Falke wartet in der Luft ab, dann lässt du <text:span text:style-name="T24">das Wild </text:span>vom Vorstehhund <text:span text:style-name="T24">aufscheuchen</text:span> und der Falke stürzt sich darauf.</text:p>
            </text:list-item>
            <text:list-item>
              <text:p text:style-name="P65">N: Das ist nicht so einfach, aber wenn du ein erfahrener Jäger bist, schaffst du das sicher. Allerdings kann ich mir nicht vorstellen, dass du dir einen Jagdfalken leisten kannst.</text:p>
            </text:list-item>
            <text:list-item>
              <text:p text:style-name="P65">N: Der Herzog verspeist Rebhühner als hätte er hunderte davon in der Küche herumliegen. Du würdest mir also einen großen Gefallen tun, wenn du welche für mich jagst.</text:p>
            </text:list-item>
            <text:list-item>
              <text:p text:style-name="P65">N: Ich könnte dich dafür natürlich auch bezahlen.</text:p>
            </text:list-item>
            <text:list-item>
              <text:p text:style-name="P65">Neuer Auftrag „Rebhuhnjagd“</text:p>
            </text:list-item>
          </text:list>
        </text:list-item>
        <text:list-item>
          <text:p text:style-name="P66">Wo finde ich Rebhühner? (Auftragsziel 1 des Auftrags „Rebhuhnjagd“ ist aktiv)</text:p>
          <text:list>
            <text:list-item>
              <text:p text:style-name="P66">N: Ich gehe immer in der Nähe des Friedhofs am Bauernhof jagen.</text:p>
            </text:list-item>
            <text:list-item>
              <text:p text:style-name="P66">N: Westlich davon befindet sich eine kleine Wiese zwischen dem Friedhof und den Kühen. Dort gibt es einige Rebhühner.</text:p>
            </text:list-item>
          </text:list>
        </text:list-item>
        <text:list-item>
          <text:p text:style-name="P66">Erkläre mir noch mal die Rebhuhnjagd. (Auftragsziel 1 des Auftrags „Rebhuhnjagd“ ist aktiv)</text:p>
          <text:list>
            <text:list-item>
              <text:p text:style-name="P66">N: So, ich dachte du bist ein erfahrener Jäger? Schon gut, jeder fängt mal klein an.</text:p>
            </text:list-item>
            <text:list-item>
              <text:p text:style-name="P66">N: Du schickst deinen Vorstehhund los, um das Rebhuhn aufzuspüren. Hat er es aufgespürt, schickst du deinen Jagdfalken in die Nähe. Er hält sich bereit.</text:p>
            </text:list-item>
            <text:list-item>
              <text:p text:style-name="P66">N: Dein Vorstehhund muss dann das Rebhuhn aufscheuchen. Es fliegt los und dein Falke greift es sich. Lass dir aber nicht zu viel Zeit, sonst verschwindet das Rebhuhn wieder.</text:p>
            </text:list-item>
          </text:list>
        </text:list-item>
        <text:list-item>
          <text:p text:style-name="P67">Ich habe die Rebhühner. (Auftragsziel 1 des Auftrags „Rebhuhnjagd“ ist abgeschlossen <text:span text:style-name="T21">und Charakter hat fünf tote Rebhühner im Rucksack</text:span>)</text:p>
          <text:list>
            <text:list-item>
              <text:p text:style-name="P67">N: Tatsächlich? Du scheinst ja ein fähiger Mann zu sein. Hier hast du deine Belohnung. Hab vielen Dank für die Mühe, da wird sich der Herzog freuen!</text:p>
            </text:list-item>
            <text:list-item>
              <text:p text:style-name="P68">Rebhühner aus Rucksack entfernen</text:p>
            </text:list-item>
            <text:list-item>
              <text:p text:style-name="P69">Auftrag „Rebhuhnjagd“ abgeschlossen</text:p>
            </text:list-item>
          </text:list>
        </text:list-item>
      </text:list>
      <text:p text:style-name="P21"><text:change-end text:change-id="ct197275344"/></text:p>
      <text:p text:style-name="P1"><text:bookmark text:name="vyiu53"/></text:p>
      <text:p text:style-name="P14"><text:bookmark text:name="adhu1"/><text:soft-page-break/>Handel<text:bookmark text:name="adhu"/><text:bookmark text:name="vyiu54"/></text:p>
      <text:list xml:id="list6020554180352825420" text:style-name="L5">
        <text:list-item>
          <text:p text:style-name="P29"><text:change text:change-id="ct197275448"/><text:change-start text:change-id="ct197275552"/>Mantel<text:change-end text:change-id="ct197275552"/></text:p>
        </text:list-item>
        <text:list-item>
          <text:p text:style-name="P29"><text:change text:change-id="ct197275656"/><text:change-start text:change-id="ct197275760"/>Kapuze<text:change-end text:change-id="ct197275760"/></text:p>
        </text:list-item>
        <text:list-item>
          <text:p text:style-name="P29"><text:change text:change-id="ct197275864"/><text:change-start text:change-id="ct197275968"/>Jagdbogen<text:change-end text:change-id="ct197275968"/></text:p>
        </text:list-item>
        <text:list-item>
          <text:p text:style-name="P29"><text:change text:change-id="ct197276072"/>Langbogen</text:p>
        </text:list-item>
        <text:list-item>
          <text:p text:style-name="P29"><text:change text:change-id="ct197276176"/>Jagdmesser</text:p>
        </text:list-item>
        <text:list-item>
          <text:p text:style-name="P29">weiter<text:change-start text:change-id="ct197276280"/>e<text:change-end text:change-id="ct197276280"/> Jagd- und Waldläufergegenstände hinzufügen<text:change-start text:change-id="ct197276384"/></text:p>
        </text:list-item>
        <text:list-item>
          <text:p text:style-name="P29"><text:change-end text:change-id="ct197276384"/><text:change-start text:change-id="ct197325712"/>Wildgrubenpfähle<text:change-end text:change-id="ct197325712"/><text:change-start text:change-id="ct197325816"/></text:p>
        </text:list-item>
        <text:list-item>
          <text:p text:style-name="P30">Pfeilköcher<text:change-end text:change-id="ct197325816"/><text:change-start text:change-id="ct197325920"/></text:p>
        </text:list-item>
      </text:list>
      <text:p text:style-name="P17"/>
      <text:p text:style-name="P15">Gespräch mit seiner Frau:</text:p>
      <text:list xml:id="list7494291650771884813" text:style-name="L6">
        <text:list-item>
          <text:p text:style-name="P31">N: Ist alles in Ordnung?</text:p>
        </text:list-item>
        <text:list-item>
          <text:p text:style-name="P31">N: Morgen muss ich Felle verkaufen.</text:p>
        </text:list-item>
        <text:list-item>
          <text:p text:style-name="P31">N: Hoffentlich veranstaltet der Herzog bald wieder eine Jagd.</text:p>
        </text:list-item>
        <text:list-item>
          <text:p text:style-name="P31">N: Du weißt wie viel du mir bedeutest.</text:p>
        </text:list-item>
      </text:list>
      <text:p text:style-name="P18"/>
      <text:p text:style-name="P15">Gespräch <text:change-end text:change-id="ct197325920"/><text:change-start text:change-id="ct197326024"/>mit Manfred<text:change-end text:change-id="ct197326024"/><text:change-start text:change-id="ct197326128"/></text:p>
      <text:list xml:id="list517343111218263026" text:style-name="L7">
        <text:list-item>
          <text:p text:style-name="P32">N: Ich habe hier Felle für dich.</text:p>
        </text:list-item>
        <text:list-item>
          <text:p text:style-name="P32">N: Die besten Felle weit und breit.</text:p>
        </text:list-item>
        <text:list-item>
          <text:p text:style-name="P32">N: Du weißt wie gut die Qualität ist.</text:p>
        </text:list-item>
        <text:list-item>
          <text:p text:style-name="P32">N: Du machst mich noch ar<text:change-end text:change-id="ct197326128"/><text:change-start text:change-id="ct197326232"/>m.<text:change-end text:change-id="ct19732623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writing-mode="page"/>
      <style:text-properties fo:color="#000000" style:font-name="Verdana" fo:font-family="Verdana, sans-serif" fo:font-size="10pt" fo:language="de" fo:country="DE"/>
    </style:style>
    <style:style style:name="Header" style:family="paragraph" style:class="extra">
      <style:paragraph-properties fo:margin-left="0.152cm" fo:margin-right="0.152cm" fo:margin-top="0.152cm" fo:margin-bottom="0.152cm" loext:contextual-spacing="false" fo:text-indent="0cm" style:auto-text-indent="false" style:writing-mode="page">
        <style:tab-stops>
          <style:tab-stop style:position="8.498cm" style:type="center"/>
          <style:tab-stop style:position="16.999cm" style:type="right"/>
        </style:tab-stops>
      </style:paragraph-properties>
      <style:text-properties fo:color="#000000" style:font-name="Verdana" fo:font-family="Verdana, sans-serif" fo:font-size="10pt" fo:language="de" fo:country="DE"/>
    </style:style>
    <style:style style:name="Text_20_body" style:display-name="Text body" style:family="paragraph" style:class="text">
      <style:paragraph-properties fo:margin-left="0cm" fo:margin-right="0cm" fo:margin-top="0cm" fo:margin-bottom="0cm" loext:contextual-spacing="false" fo:text-indent="0cm" style:auto-text-indent="false" style:writing-mode="page"/>
      <style:text-properties fo:color="#000000" style:font-name="Verdana" fo:font-family="Verdana, sans-serif" fo:font-size="10pt" fo:language="de" fo:country="DE"/>
    </style:style>
    <style:style style:name="List" style:family="paragraph" style:class="list">
      <style:paragraph-properties fo:margin-left="0cm" fo:margin-right="0cm" fo:margin-top="0cm" fo:margin-bottom="0cm" loext:contextual-spacing="false" fo:text-indent="0cm" style:auto-text-indent="false" style:writing-mode="page"/>
      <style:text-properties fo:color="#000000" style:font-name="Verdana" fo:font-family="Verdana, sans-serif" fo:font-size="10pt" fo:language="de" fo:country="DE"/>
    </style:style>
    <style:style style:name="Sender" style:family="paragraph" style:class="extra">
      <style:paragraph-properties fo:margin-left="0.152cm" fo:margin-right="0.152cm" fo:margin-top="0cm" fo:margin-bottom="0cm" loext:contextual-spacing="false" fo:text-indent="0cm" style:auto-text-indent="false" style:writing-mode="page"/>
      <style:text-properties fo:color="#000000" style:font-name="Verdana" fo:font-family="Verdana, sans-serif" fo:font-size="10pt" fo:language="de" fo:country="DE" fo:font-style="italic"/>
    </style:style>
    <style:style style:name="Horizontal_20_Line" style:display-name="Horizontal Line" style:family="paragraph" style:next-style-name="Text_20_body" style:class="html">
      <style:paragraph-properties fo:margin-left="0.152cm" fo:margin-right="0.152cm" fo:margin-top="0cm" fo:margin-bottom="0.499cm" loext:contextual-spacing="false" fo:text-indent="0cm" style:auto-text-indent="false" style:border-line-width-bottom="0.002cm 0.035cm 0.002cm" fo:padding="0cm" fo:border-left="none" fo:border-right="none" fo:border-top="none" fo:border-bottom="1.11pt double #808080" style:writing-mode="page"/>
      <style:text-properties fo:color="#000000" style:font-name="Verdana" fo:font-family="Verdana, sans-serif" fo:font-size="6pt" fo:language="de" fo:country="DE"/>
    </style:style>
    <style:style style:name="Index" style:family="paragraph" style:class="index">
      <style:paragraph-properties fo:margin-left="0.152cm" fo:margin-right="0.152cm" fo:margin-top="0.152cm" fo:margin-bottom="0.152cm" loext:contextual-spacing="false" fo:text-indent="0cm" style:auto-text-indent="false" style:writing-mode="page"/>
      <style:text-properties fo:color="#000000" style:font-name="Verdana" fo:font-family="Verdana, sans-serif" fo:font-size="10pt" fo:language="de" fo:country="DE"/>
    </style:style>
    <style:style style:name="Footer" style:family="paragraph" style:class="extra">
      <style:paragraph-properties fo:margin-left="0.152cm" fo:margin-right="0.152cm" fo:margin-top="0.152cm" fo:margin-bottom="0.152cm" loext:contextual-spacing="false" fo:text-indent="0cm" style:auto-text-indent="false" style:writing-mode="page">
        <style:tab-stops>
          <style:tab-stop style:position="8.498cm" style:type="center"/>
          <style:tab-stop style:position="16.999cm" style:type="right"/>
        </style:tab-stops>
      </style:paragraph-properties>
      <style:text-properties fo:color="#000000" style:font-name="Verdana" fo:font-family="Verdana, sans-serif" fo:font-size="10pt" fo:language="de" fo:country="DE"/>
    </style:style>
    <style:style style:name="Caption" style:family="paragraph" style:class="extra">
      <style:paragraph-properties fo:margin-left="0.152cm" fo:margin-right="0.152cm" fo:margin-top="0.212cm" fo:margin-bottom="0.212cm" loext:contextual-spacing="false" fo:text-indent="0cm" style:auto-text-indent="false" style:writing-mode="page"/>
      <style:text-properties fo:color="#000000" style:font-name="Verdana" fo:font-family="Verdana, sans-serif" fo:font-size="12pt" fo:language="de" fo:country="DE" fo:font-style="italic"/>
    </style:style>
    <style:style style:name="Table_20_Contents" style:display-name="Table Contents" style:family="paragraph" style:class="extra">
      <style:paragraph-properties fo:margin-left="0cm" fo:margin-right="0cm" fo:margin-top="0cm" fo:margin-bottom="0cm" loext:contextual-spacing="false" fo:text-indent="0cm" style:auto-text-indent="false" style:writing-mode="page"/>
      <style:text-properties fo:color="#000000" style:font-name="Verdana" fo:font-family="Verdana, sans-serif" fo:font-size="10pt" fo:language="de" fo:country="DE"/>
    </style:style>
    <style:style style:name="Heading" style:family="paragraph" style:next-style-name="Text_20_body" style:class="text">
      <style:paragraph-properties fo:margin-left="0.152cm" fo:margin-right="0.152cm" fo:margin-top="0.423cm" fo:margin-bottom="0.499cm" loext:contextual-spacing="false" fo:text-indent="0cm" style:auto-text-indent="false" style:writing-mode="page"/>
      <style:text-properties fo:color="#000000" style:font-name="Albany" fo:font-family="Albany" fo:font-size="14pt" fo:language="de" fo:country="DE"/>
    </style:style>
    <style:style style:name="Heading_20_1" style:display-name="Heading 1" style:family="paragraph" style:next-style-name="Text_20_body" style:class="text">
      <style:paragraph-properties fo:margin-left="0.152cm" fo:margin-right="0.152cm" fo:margin-top="0.423cm" fo:margin-bottom="0.499cm" loext:contextual-spacing="false" fo:text-indent="0cm" style:auto-text-indent="false" style:writing-mode="page"/>
      <style:text-properties fo:color="#000000" style:font-name="Times New Roman" fo:font-family="'Times New Roman'" fo:font-size="24pt" fo:language="de" fo:country="DE" fo:font-weight="bold"/>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StarSymbol" fo:font-family="StarSymbol" fo:font-size="9pt"/>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style:master-page style:name="Endnote" style:page-layout-name="Mpm3"/>
    <style:master-page style:name="Standard2" style:page-layout-name="Mpm1"/>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dc:title/>
    <meta:initial-creator>Tamino Dauth</meta:initial-creator>
    <meta:editing-cycles>91</meta:editing-cycles>
    <dc:date>2016-03-01T13:36:51.009000000</dc:date>
    <meta:creation-date>2009-11-11T20:19:39</meta:creation-date>
    <meta:editing-duration>PT8H27M33S</meta:editing-duration>
    <meta:document-statistic meta:table-count="0" meta:image-count="0" meta:object-count="0" meta:page-count="6" meta:paragraph-count="183" meta:word-count="2343" meta:character-count="13120" meta:non-whitespace-character-count="11114"/>
  </office:meta>
</office:document-meta>
</file>